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1.5854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2.5327in"/>
    </style:style>
    <style:style style:name="co5" style:family="table-column">
      <style:table-column-properties fo:break-before="auto" style:column-width="2.0264in"/>
    </style:style>
    <style:style style:name="co6" style:family="table-column">
      <style:table-column-properties fo:break-before="auto" style:column-width="1.1563in"/>
    </style:style>
    <style:style style:name="co7" style:family="table-column">
      <style:table-column-properties fo:break-before="auto" style:column-width="1.0244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1016in"/>
    </style:style>
    <style:style style:name="co10" style:family="table-column">
      <style:table-column-properties fo:break-before="auto" style:column-width="1.0354in"/>
    </style:style>
    <style:style style:name="co11" style:family="table-column">
      <style:table-column-properties fo:break-before="auto" style:column-width="0.6661in"/>
    </style:style>
    <style:style style:name="co12" style:family="table-column">
      <style:table-column-properties fo:break-before="auto" style:column-width="1.9382in"/>
    </style:style>
    <style:style style:name="co13" style:family="table-column">
      <style:table-column-properties fo:break-before="auto" style:column-width="1.5307in"/>
    </style:style>
    <style:style style:name="co14" style:family="table-column">
      <style:table-column-properties fo:break-before="auto" style:column-width="1.6299in"/>
    </style:style>
    <style:style style:name="co15" style:family="table-column">
      <style:table-column-properties fo:break-before="auto" style:column-width="2.4228in"/>
    </style:style>
    <style:style style:name="co16" style:family="table-column">
      <style:table-column-properties fo:break-before="auto" style:column-width="1.3874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EC2_20_Costs">
      <style:table-properties table:display="true" style:writing-mode="lr-tb"/>
    </style:style>
    <style:style style:name="ta2" style:family="table" style:master-page-name="PageStyle_5f_EBS_20_GP3_20_Storage">
      <style:table-properties table:display="true" style:writing-mode="lr-tb"/>
    </style:style>
    <style:style style:name="ta3" style:family="table" style:master-page-name="PageStyle_5f_EBS_20_GP3_20_Performance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0">
      <style:table-cell-properties fo:background-color="#f7f7f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fo:border-bottom="none" fo:background-color="#f7f7f7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0">
      <style:table-cell-properties fo:background-color="#f7f7f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fo:border-bottom="none" fo:background-color="#f7f7f7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152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5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4" style:family="table-cell" style:parent-style-name="Default" style:data-style-name="N15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 style:data-style-name="N15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15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8" style:family="table-cell" style:parent-style-name="Default" style:data-style-name="N15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0" style:family="table-cell" style:parent-style-name="Default" style:data-style-name="N15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C2 Cost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1"/>
        <table:table-column table:style-name="co7" table:default-cell-style-name="ce15"/>
        <table:table-column table:style-name="co8" table:default-cell-style-name="ce15"/>
        <table:table-column table:style-name="co9" table:default-cell-style-name="ce10"/>
        <table:table-column table:style-name="co10" table:number-columns-repeated="3" table:default-cell-style-name="ce10"/>
        <table:table-column table:style-name="co11" table:number-columns-repeated="16372"/>
        <table:table-row table:style-name="ro1">
          <table:table-cell table:style-name="ce1" office:value-type="string" calcext:value-type="string">
            <text:p>Instance Size</text:p>
          </table:table-cell>
          <table:table-cell table:style-name="ce6" office:value-type="string" calcext:value-type="string">
            <text:p>vCPU</text:p>
          </table:table-cell>
          <table:table-cell table:style-name="ce6" office:value-type="string" calcext:value-type="string">
            <text:p>Memory (GiB)</text:p>
          </table:table-cell>
          <table:table-cell table:style-name="ce6" office:value-type="string" calcext:value-type="string">
            <text:p>Network Bandwidth (Gbps)***</text:p>
          </table:table-cell>
          <table:table-cell table:style-name="ce6" office:value-type="string" calcext:value-type="string">
            <text:p>EBS Bandwidth (Gbps)</text:p>
          </table:table-cell>
          <table:table-cell table:style-name="ce6" office:value-type="string" calcext:value-type="string">
            <text:p>Hourly Rate AWS Linux</text:p>
          </table:table-cell>
          <table:table-cell table:style-name="ce12" office:value-type="string" calcext:value-type="string">
            <text:p>Daily Rate AWS Linux</text:p>
          </table:table-cell>
          <table:table-cell table:style-name="ce12" office:value-type="string" calcext:value-type="string">
            <text:p>Yearly Rate AWS Linux</text:p>
          </table:table-cell>
          <table:table-cell table:style-name="ce6" office:value-type="string" calcext:value-type="string">
            <text:p>Hourly Rate Windows</text:p>
          </table:table-cell>
          <table:table-cell table:style-name="ce6" office:value-type="string" calcext:value-type="string">
            <text:p>Daily Rate Windows</text:p>
          </table:table-cell>
          <table:table-cell table:style-name="ce6" office:value-type="string" calcext:value-type="string">
            <text:p>Monthly Rate Windows</text:p>
          </table:table-cell>
          <table:table-cell table:style-name="ce6" office:value-type="string" calcext:value-type="string">
            <text:p>Yearly Rate Windows</text:p>
          </table:table-cell>
        </table:table-row>
        <table:table-row table:style-name="ro2">
          <table:table-cell table:style-name="ce2" office:value-type="string" calcext:value-type="string">
            <text:p>t3.small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Up to 5</text:p>
          </table:table-cell>
          <table:table-cell table:style-name="ce7"/>
          <table:table-cell table:style-name="ce7" office:value-type="float" office:value="0.0208" calcext:value-type="float">
            <text:p>0.0208</text:p>
          </table:table-cell>
          <table:table-cell table:style-name="ce13" table:formula="of:=PRODUCT([.F2];24)" office:value-type="float" office:value="0.4992" calcext:value-type="float">
            <text:p>$0.50</text:p>
          </table:table-cell>
          <table:table-cell table:style-name="ce13" table:formula="of:=PRODUCT([.G2];365)" office:value-type="float" office:value="182.208" calcext:value-type="float">
            <text:p>$182.21</text:p>
          </table:table-cell>
          <table:table-cell table:style-name="ce7" office:value-type="float" office:value="0.0392" calcext:value-type="float">
            <text:p>0.0392</text:p>
          </table:table-cell>
          <table:table-cell table:style-name="ce13" table:formula="of:=PRODUCT([.I2];24)" office:value-type="float" office:value="0.9408" calcext:value-type="float">
            <text:p>$0.94</text:p>
          </table:table-cell>
          <table:table-cell table:style-name="ce13" table:formula="of:=PRODUCT([.J2];30)" office:value-type="float" office:value="28.224" calcext:value-type="float">
            <text:p>$28.22</text:p>
          </table:table-cell>
          <table:table-cell table:style-name="ce13" table:formula="of:=PRODUCT([.J2];365)" office:value-type="float" office:value="343.392" calcext:value-type="float">
            <text:p>$343.39</text:p>
          </table:table-cell>
        </table:table-row>
        <table:table-row table:style-name="ro2">
          <table:table-cell table:style-name="ce2" office:value-type="string" calcext:value-type="string">
            <text:p>t3.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Up to 5</text:p>
          </table:table-cell>
          <table:table-cell table:style-name="ce7"/>
          <table:table-cell table:style-name="ce7" office:value-type="float" office:value="0.0416" calcext:value-type="float">
            <text:p>0.0416</text:p>
          </table:table-cell>
          <table:table-cell table:style-name="ce13" table:formula="of:=PRODUCT([.F3];24)" office:value-type="float" office:value="0.9984" calcext:value-type="float">
            <text:p>$1.00</text:p>
          </table:table-cell>
          <table:table-cell table:style-name="ce13" table:formula="of:=PRODUCT([.G3];365)" office:value-type="float" office:value="364.416" calcext:value-type="float">
            <text:p>$364.42</text:p>
          </table:table-cell>
          <table:table-cell table:style-name="ce7" office:value-type="float" office:value="0.06" calcext:value-type="float">
            <text:p>0.06</text:p>
          </table:table-cell>
          <table:table-cell table:style-name="ce13" table:formula="of:=PRODUCT([.I3];24)" office:value-type="float" office:value="1.44" calcext:value-type="float">
            <text:p>$1.44</text:p>
          </table:table-cell>
          <table:table-cell table:style-name="ce13" table:formula="of:=PRODUCT([.J3];30)" office:value-type="float" office:value="43.2" calcext:value-type="float">
            <text:p>$43.20</text:p>
          </table:table-cell>
          <table:table-cell table:style-name="ce13" table:formula="of:=PRODUCT([.J3];365)" office:value-type="float" office:value="525.6" calcext:value-type="float">
            <text:p>$525.60</text:p>
          </table:table-cell>
        </table:table-row>
        <table:table-row table:style-name="ro2">
          <table:table-cell table:style-name="ce3" office:value-type="string" calcext:value-type="string">
            <text:p>m5.large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Up to 10</text:p>
          </table:table-cell>
          <table:table-cell table:style-name="ce8" office:value-type="string" calcext:value-type="string">
            <text:p>Up to 4.75</text:p>
          </table:table-cell>
          <table:table-cell table:style-name="ce8" office:value-type="float" office:value="0.096" calcext:value-type="float">
            <text:p>0.096</text:p>
          </table:table-cell>
          <table:table-cell table:style-name="ce13" table:formula="of:=PRODUCT([.F4];24)" office:value-type="float" office:value="2.304" calcext:value-type="float">
            <text:p>$2.30</text:p>
          </table:table-cell>
          <table:table-cell table:style-name="ce13" table:formula="of:=PRODUCT([.G4];365)" office:value-type="float" office:value="840.96" calcext:value-type="float">
            <text:p>$840.96</text:p>
          </table:table-cell>
          <table:table-cell table:style-name="ce8" office:value-type="float" office:value="0.188" calcext:value-type="float">
            <text:p>0.188</text:p>
          </table:table-cell>
          <table:table-cell table:style-name="ce13" table:formula="of:=PRODUCT([.I4];24)" office:value-type="float" office:value="4.512" calcext:value-type="float">
            <text:p>$4.51</text:p>
          </table:table-cell>
          <table:table-cell table:style-name="ce13" table:formula="of:=PRODUCT([.J4];30)" office:value-type="float" office:value="135.36" calcext:value-type="float">
            <text:p>$135.36</text:p>
          </table:table-cell>
          <table:table-cell table:style-name="ce13" table:formula="of:=PRODUCT([.J4];365)" office:value-type="float" office:value="1646.88" calcext:value-type="float">
            <text:p>$1,646.88</text:p>
          </table:table-cell>
        </table:table-row>
        <table:table-row table:style-name="ro2">
          <table:table-cell table:style-name="ce3" office:value-type="string" calcext:value-type="string">
            <text:p>m5.xlarg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Up to 10</text:p>
          </table:table-cell>
          <table:table-cell table:style-name="ce8" office:value-type="string" calcext:value-type="string">
            <text:p>Up to 4.75</text:p>
          </table:table-cell>
          <table:table-cell table:style-name="ce8" office:value-type="float" office:value="0.192" calcext:value-type="float">
            <text:p>0.192</text:p>
          </table:table-cell>
          <table:table-cell table:style-name="ce13" table:formula="of:=PRODUCT([.F5];24)" office:value-type="float" office:value="4.608" calcext:value-type="float">
            <text:p>$4.61</text:p>
          </table:table-cell>
          <table:table-cell table:style-name="ce13" table:formula="of:=PRODUCT([.G5];365)" office:value-type="float" office:value="1681.92" calcext:value-type="float">
            <text:p>$1,681.92</text:p>
          </table:table-cell>
          <table:table-cell table:style-name="ce8" office:value-type="float" office:value="0.376" calcext:value-type="float">
            <text:p>0.376</text:p>
          </table:table-cell>
          <table:table-cell table:style-name="ce13" table:formula="of:=PRODUCT([.I5];24)" office:value-type="float" office:value="9.024" calcext:value-type="float">
            <text:p>$9.02</text:p>
          </table:table-cell>
          <table:table-cell table:style-name="ce13" table:formula="of:=PRODUCT([.J5];30)" office:value-type="float" office:value="270.72" calcext:value-type="float">
            <text:p>$270.72</text:p>
          </table:table-cell>
          <table:table-cell table:style-name="ce13" table:formula="of:=PRODUCT([.J5];365)" office:value-type="float" office:value="3293.76" calcext:value-type="float">
            <text:p>$3,293.76</text:p>
          </table:table-cell>
        </table:table-row>
        <table:table-row table:style-name="ro2">
          <table:table-cell table:style-name="ce3" office:value-type="string" calcext:value-type="string">
            <text:p>m5.2xlarge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Up to 10</text:p>
          </table:table-cell>
          <table:table-cell table:style-name="ce8" office:value-type="string" calcext:value-type="string">
            <text:p>Up to 4.75</text:p>
          </table:table-cell>
          <table:table-cell table:style-name="ce8" office:value-type="float" office:value="0.384" calcext:value-type="float">
            <text:p>0.384</text:p>
          </table:table-cell>
          <table:table-cell table:style-name="ce13" table:formula="of:=PRODUCT([.F6];24)" office:value-type="float" office:value="9.216" calcext:value-type="float">
            <text:p>$9.22</text:p>
          </table:table-cell>
          <table:table-cell table:style-name="ce13" table:formula="of:=PRODUCT([.G6];365)" office:value-type="float" office:value="3363.84" calcext:value-type="float">
            <text:p>$3,363.84</text:p>
          </table:table-cell>
          <table:table-cell table:style-name="ce8" office:value-type="float" office:value="0.752" calcext:value-type="float">
            <text:p>0.752</text:p>
          </table:table-cell>
          <table:table-cell table:style-name="ce13" table:formula="of:=PRODUCT([.I6];24)" office:value-type="float" office:value="18.048" calcext:value-type="float">
            <text:p>$18.05</text:p>
          </table:table-cell>
          <table:table-cell table:style-name="ce13" table:formula="of:=PRODUCT([.J6];30)" office:value-type="float" office:value="541.44" calcext:value-type="float">
            <text:p>$541.44</text:p>
          </table:table-cell>
          <table:table-cell table:style-name="ce13" table:formula="of:=PRODUCT([.J6];365)" office:value-type="float" office:value="6587.52" calcext:value-type="float">
            <text:p>$6,587.52</text:p>
          </table:table-cell>
        </table:table-row>
        <table:table-row table:style-name="ro2">
          <table:table-cell table:style-name="ce3" office:value-type="string" calcext:value-type="string">
            <text:p>m5.4xlarge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Up to 10</text:p>
          </table:table-cell>
          <table:table-cell table:style-name="ce8" office:value-type="float" office:value="4.75" calcext:value-type="float">
            <text:p>4.75</text:p>
          </table:table-cell>
          <table:table-cell table:style-name="ce8" office:value-type="float" office:value="0.768" calcext:value-type="float">
            <text:p>0.768</text:p>
          </table:table-cell>
          <table:table-cell table:style-name="ce13" table:formula="of:=PRODUCT([.F7];24)" office:value-type="float" office:value="18.432" calcext:value-type="float">
            <text:p>$18.43</text:p>
          </table:table-cell>
          <table:table-cell table:style-name="ce13" table:formula="of:=PRODUCT([.G7];365)" office:value-type="float" office:value="6727.68" calcext:value-type="float">
            <text:p>$6,727.68</text:p>
          </table:table-cell>
          <table:table-cell table:style-name="ce8" office:value-type="float" office:value="1.504" calcext:value-type="float">
            <text:p>1.504</text:p>
          </table:table-cell>
          <table:table-cell table:style-name="ce13" table:formula="of:=PRODUCT([.I7];24)" office:value-type="float" office:value="36.096" calcext:value-type="float">
            <text:p>$36.10</text:p>
          </table:table-cell>
          <table:table-cell table:style-name="ce13" table:formula="of:=PRODUCT([.J7];30)" office:value-type="float" office:value="1082.88" calcext:value-type="float">
            <text:p>$1,082.88</text:p>
          </table:table-cell>
          <table:table-cell table:style-name="ce13" table:formula="of:=PRODUCT([.J7];365)" office:value-type="float" office:value="13175.04" calcext:value-type="float">
            <text:p>$13,175.04</text:p>
          </table:table-cell>
        </table:table-row>
        <table:table-row table:style-name="ro2">
          <table:table-cell table:style-name="ce3" office:value-type="string" calcext:value-type="string">
            <text:p>m5.8xlarge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6.8" calcext:value-type="float">
            <text:p>6.8</text:p>
          </table:table-cell>
          <table:table-cell table:style-name="ce8" office:value-type="float" office:value="1.536" calcext:value-type="float">
            <text:p>1.536</text:p>
          </table:table-cell>
          <table:table-cell table:style-name="ce13" table:formula="of:=PRODUCT([.F8];24)" office:value-type="float" office:value="36.864" calcext:value-type="float">
            <text:p>$36.86</text:p>
          </table:table-cell>
          <table:table-cell table:style-name="ce13" table:formula="of:=PRODUCT([.G8];365)" office:value-type="float" office:value="13455.36" calcext:value-type="float">
            <text:p>$13,455.36</text:p>
          </table:table-cell>
          <table:table-cell table:style-name="ce8" office:value-type="float" office:value="3.008" calcext:value-type="float">
            <text:p>3.008</text:p>
          </table:table-cell>
          <table:table-cell table:style-name="ce13" table:formula="of:=PRODUCT([.I8];24)" office:value-type="float" office:value="72.192" calcext:value-type="float">
            <text:p>$72.19</text:p>
          </table:table-cell>
          <table:table-cell table:style-name="ce13" table:formula="of:=PRODUCT([.J8];30)" office:value-type="float" office:value="2165.76" calcext:value-type="float">
            <text:p>$2,165.76</text:p>
          </table:table-cell>
          <table:table-cell table:style-name="ce13" table:formula="of:=PRODUCT([.J8];365)" office:value-type="float" office:value="26350.08" calcext:value-type="float">
            <text:p>$26,350.08</text:p>
          </table:table-cell>
        </table:table-row>
        <table:table-row table:style-name="ro2">
          <table:table-cell table:style-name="ce3" office:value-type="string" calcext:value-type="string">
            <text:p>m5.12xlarge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.5" calcext:value-type="float">
            <text:p>9.5</text:p>
          </table:table-cell>
          <table:table-cell table:style-name="ce8" office:value-type="float" office:value="2.304" calcext:value-type="float">
            <text:p>2.304</text:p>
          </table:table-cell>
          <table:table-cell table:style-name="ce13" table:formula="of:=PRODUCT([.F9];24)" office:value-type="float" office:value="55.296" calcext:value-type="float">
            <text:p>$55.30</text:p>
          </table:table-cell>
          <table:table-cell table:style-name="ce13" table:formula="of:=PRODUCT([.G9];365)" office:value-type="float" office:value="20183.04" calcext:value-type="float">
            <text:p>$20,183.04</text:p>
          </table:table-cell>
          <table:table-cell table:style-name="ce8" office:value-type="float" office:value="4.512" calcext:value-type="float">
            <text:p>4.512</text:p>
          </table:table-cell>
          <table:table-cell table:style-name="ce13" table:formula="of:=PRODUCT([.I9];24)" office:value-type="float" office:value="108.288" calcext:value-type="float">
            <text:p>$108.29</text:p>
          </table:table-cell>
          <table:table-cell table:style-name="ce13" table:formula="of:=PRODUCT([.J9];30)" office:value-type="float" office:value="3248.64" calcext:value-type="float">
            <text:p>$3,248.64</text:p>
          </table:table-cell>
          <table:table-cell table:style-name="ce13" table:formula="of:=PRODUCT([.J9];365)" office:value-type="float" office:value="39525.12" calcext:value-type="float">
            <text:p>$39,525.12</text:p>
          </table:table-cell>
        </table:table-row>
        <table:table-row table:style-name="ro2">
          <table:table-cell table:style-name="ce3" office:value-type="string" calcext:value-type="string">
            <text:p>m5.16xlarge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3.6" calcext:value-type="float">
            <text:p>13.6</text:p>
          </table:table-cell>
          <table:table-cell table:style-name="ce8" office:value-type="float" office:value="3.072" calcext:value-type="float">
            <text:p>3.072</text:p>
          </table:table-cell>
          <table:table-cell table:style-name="ce13" table:formula="of:=PRODUCT([.F10];24)" office:value-type="float" office:value="73.728" calcext:value-type="float">
            <text:p>$73.73</text:p>
          </table:table-cell>
          <table:table-cell table:style-name="ce13" table:formula="of:=PRODUCT([.G10];365)" office:value-type="float" office:value="26910.72" calcext:value-type="float">
            <text:p>$26,910.72</text:p>
          </table:table-cell>
          <table:table-cell table:style-name="ce8" office:value-type="float" office:value="6.016" calcext:value-type="float">
            <text:p>6.016</text:p>
          </table:table-cell>
          <table:table-cell table:style-name="ce13" table:formula="of:=PRODUCT([.I10];24)" office:value-type="float" office:value="144.384" calcext:value-type="float">
            <text:p>$144.38</text:p>
          </table:table-cell>
          <table:table-cell table:style-name="ce13" table:formula="of:=PRODUCT([.J10];30)" office:value-type="float" office:value="4331.52" calcext:value-type="float">
            <text:p>$4,331.52</text:p>
          </table:table-cell>
          <table:table-cell table:style-name="ce13" table:formula="of:=PRODUCT([.J10];365)" office:value-type="float" office:value="52700.16" calcext:value-type="float">
            <text:p>$52,700.16</text:p>
          </table:table-cell>
        </table:table-row>
        <table:table-row table:style-name="ro2">
          <table:table-cell table:style-name="ce3" office:value-type="string" calcext:value-type="string">
            <text:p>m5.24xlarge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384" calcext:value-type="float">
            <text:p>38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4.608" calcext:value-type="float">
            <text:p>4.608</text:p>
          </table:table-cell>
          <table:table-cell table:style-name="ce13" table:formula="of:=PRODUCT([.F11];24)" office:value-type="float" office:value="110.592" calcext:value-type="float">
            <text:p>$110.59</text:p>
          </table:table-cell>
          <table:table-cell table:style-name="ce13" table:formula="of:=PRODUCT([.G11];365)" office:value-type="float" office:value="40366.08" calcext:value-type="float">
            <text:p>$40,366.08</text:p>
          </table:table-cell>
          <table:table-cell table:style-name="ce8" office:value-type="float" office:value="9.024" calcext:value-type="float">
            <text:p>9.024</text:p>
          </table:table-cell>
          <table:table-cell table:style-name="ce13" table:formula="of:=PRODUCT([.I11];24)" office:value-type="float" office:value="216.576" calcext:value-type="float">
            <text:p>$216.58</text:p>
          </table:table-cell>
          <table:table-cell table:style-name="ce13" table:formula="of:=PRODUCT([.J11];30)" office:value-type="float" office:value="6497.28" calcext:value-type="float">
            <text:p>$6,497.28</text:p>
          </table:table-cell>
          <table:table-cell table:style-name="ce13" table:formula="of:=PRODUCT([.J11];365)" office:value-type="float" office:value="79050.24" calcext:value-type="float">
            <text:p>$79,050.24</text:p>
          </table:table-cell>
        </table:table-row>
        <table:table-row table:style-name="ro2">
          <table:table-cell table:style-name="ce3" office:value-type="string" calcext:value-type="string">
            <text:p>m5.metal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384" calcext:value-type="float">
            <text:p>38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4.608" calcext:value-type="float">
            <text:p>4.608</text:p>
          </table:table-cell>
          <table:table-cell table:style-name="ce13" table:formula="of:=PRODUCT([.F12];24)" office:value-type="float" office:value="110.592" calcext:value-type="float">
            <text:p>$110.59</text:p>
          </table:table-cell>
          <table:table-cell table:style-name="ce13" table:formula="of:=PRODUCT([.G12];365)" office:value-type="float" office:value="40366.08" calcext:value-type="float">
            <text:p>$40,366.08</text:p>
          </table:table-cell>
          <table:table-cell table:style-name="ce8" office:value-type="float" office:value="12.032" calcext:value-type="float">
            <text:p>12.032</text:p>
          </table:table-cell>
          <table:table-cell table:style-name="ce13" table:formula="of:=PRODUCT([.I12];24)" office:value-type="float" office:value="288.768" calcext:value-type="float">
            <text:p>$288.77</text:p>
          </table:table-cell>
          <table:table-cell table:style-name="ce13" table:formula="of:=PRODUCT([.J12];30)" office:value-type="float" office:value="8663.04" calcext:value-type="float">
            <text:p>$8,663.04</text:p>
          </table:table-cell>
          <table:table-cell table:style-name="ce13" table:formula="of:=PRODUCT([.J12];365)" office:value-type="float" office:value="105400.32" calcext:value-type="float">
            <text:p>$105,400.32</text:p>
          </table:table-cell>
        </table:table-row>
        <table:table-row table:style-name="ro2">
          <table:table-cell table:style-name="ce2" office:value-type="string" calcext:value-type="string">
            <text:p>m6i.large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Up to 12.5</text:p>
          </table:table-cell>
          <table:table-cell table:style-name="ce8" office:value-type="string" calcext:value-type="string">
            <text:p>Up to 10</text:p>
          </table:table-cell>
          <table:table-cell table:style-name="ce8" office:value-type="float" office:value="0.096" calcext:value-type="float">
            <text:p>0.096</text:p>
          </table:table-cell>
          <table:table-cell table:style-name="ce13" table:formula="of:=PRODUCT([.F13];24)" office:value-type="float" office:value="2.304" calcext:value-type="float">
            <text:p>$2.30</text:p>
          </table:table-cell>
          <table:table-cell table:style-name="ce13" table:formula="of:=PRODUCT([.G13];365)" office:value-type="float" office:value="840.96" calcext:value-type="float">
            <text:p>$840.96</text:p>
          </table:table-cell>
          <table:table-cell table:style-name="ce8" office:value-type="float" office:value="0.188" calcext:value-type="float">
            <text:p>0.188</text:p>
          </table:table-cell>
          <table:table-cell table:style-name="ce13" table:formula="of:=PRODUCT([.I13];24)" office:value-type="float" office:value="4.512" calcext:value-type="float">
            <text:p>$4.51</text:p>
          </table:table-cell>
          <table:table-cell table:style-name="ce13" table:formula="of:=PRODUCT([.J13];30)" office:value-type="float" office:value="135.36" calcext:value-type="float">
            <text:p>$135.36</text:p>
          </table:table-cell>
          <table:table-cell table:style-name="ce13" table:formula="of:=PRODUCT([.J13];365)" office:value-type="float" office:value="1646.88" calcext:value-type="float">
            <text:p>$1,646.88</text:p>
          </table:table-cell>
        </table:table-row>
        <table:table-row table:style-name="ro2">
          <table:table-cell table:style-name="ce3" office:value-type="string" calcext:value-type="string">
            <text:p>m6i.xlarg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Up to 12.5</text:p>
          </table:table-cell>
          <table:table-cell table:style-name="ce8" office:value-type="string" calcext:value-type="string">
            <text:p>Up to 10</text:p>
          </table:table-cell>
          <table:table-cell table:style-name="ce8" office:value-type="float" office:value="0.192" calcext:value-type="float">
            <text:p>0.192</text:p>
          </table:table-cell>
          <table:table-cell table:style-name="ce13" table:formula="of:=PRODUCT([.F14];24)" office:value-type="float" office:value="4.608" calcext:value-type="float">
            <text:p>$4.61</text:p>
          </table:table-cell>
          <table:table-cell table:style-name="ce13" table:formula="of:=PRODUCT([.G14];365)" office:value-type="float" office:value="1681.92" calcext:value-type="float">
            <text:p>$1,681.92</text:p>
          </table:table-cell>
          <table:table-cell table:style-name="ce8" office:value-type="float" office:value="0.376" calcext:value-type="float">
            <text:p>0.376</text:p>
          </table:table-cell>
          <table:table-cell table:style-name="ce13" table:formula="of:=PRODUCT([.I14];24)" office:value-type="float" office:value="9.024" calcext:value-type="float">
            <text:p>$9.02</text:p>
          </table:table-cell>
          <table:table-cell table:style-name="ce13" table:formula="of:=PRODUCT([.J14];30)" office:value-type="float" office:value="270.72" calcext:value-type="float">
            <text:p>$270.72</text:p>
          </table:table-cell>
          <table:table-cell table:style-name="ce13" table:formula="of:=PRODUCT([.J14];365)" office:value-type="float" office:value="3293.76" calcext:value-type="float">
            <text:p>$3,293.76</text:p>
          </table:table-cell>
        </table:table-row>
        <table:table-row table:style-name="ro2">
          <table:table-cell table:style-name="ce2" office:value-type="string" calcext:value-type="string">
            <text:p>m6i.2xlarg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Up to 12.5</text:p>
          </table:table-cell>
          <table:table-cell table:style-name="ce8" office:value-type="string" calcext:value-type="string">
            <text:p>Up to 10</text:p>
          </table:table-cell>
          <table:table-cell table:style-name="ce8" office:value-type="float" office:value="0.384" calcext:value-type="float">
            <text:p>0.384</text:p>
          </table:table-cell>
          <table:table-cell table:style-name="ce13" table:formula="of:=PRODUCT([.F15];24)" office:value-type="float" office:value="9.216" calcext:value-type="float">
            <text:p>$9.22</text:p>
          </table:table-cell>
          <table:table-cell table:style-name="ce13" table:formula="of:=PRODUCT([.G15];365)" office:value-type="float" office:value="3363.84" calcext:value-type="float">
            <text:p>$3,363.84</text:p>
          </table:table-cell>
          <table:table-cell table:style-name="ce8" office:value-type="float" office:value="0.752" calcext:value-type="float">
            <text:p>0.752</text:p>
          </table:table-cell>
          <table:table-cell table:style-name="ce13" table:formula="of:=PRODUCT([.I15];24)" office:value-type="float" office:value="18.048" calcext:value-type="float">
            <text:p>$18.05</text:p>
          </table:table-cell>
          <table:table-cell table:style-name="ce13" table:formula="of:=PRODUCT([.J15];30)" office:value-type="float" office:value="541.44" calcext:value-type="float">
            <text:p>$541.44</text:p>
          </table:table-cell>
          <table:table-cell table:style-name="ce13" table:formula="of:=PRODUCT([.J15];365)" office:value-type="float" office:value="6587.52" calcext:value-type="float">
            <text:p>$6,587.52</text:p>
          </table:table-cell>
        </table:table-row>
        <table:table-row table:style-name="ro2">
          <table:table-cell table:style-name="ce3" office:value-type="string" calcext:value-type="string">
            <text:p>m6i.4xlarge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Up to 12.5</text:p>
          </table:table-cell>
          <table:table-cell table:style-name="ce8" office:value-type="string" calcext:value-type="string">
            <text:p>Up to 10</text:p>
          </table:table-cell>
          <table:table-cell table:style-name="ce8" office:value-type="float" office:value="0.768" calcext:value-type="float">
            <text:p>0.768</text:p>
          </table:table-cell>
          <table:table-cell table:style-name="ce13" table:formula="of:=PRODUCT([.F16];24)" office:value-type="float" office:value="18.432" calcext:value-type="float">
            <text:p>$18.43</text:p>
          </table:table-cell>
          <table:table-cell table:style-name="ce13" table:formula="of:=PRODUCT([.G16];365)" office:value-type="float" office:value="6727.68" calcext:value-type="float">
            <text:p>$6,727.68</text:p>
          </table:table-cell>
          <table:table-cell table:style-name="ce8" office:value-type="float" office:value="1.504" calcext:value-type="float">
            <text:p>1.504</text:p>
          </table:table-cell>
          <table:table-cell table:style-name="ce13" table:formula="of:=PRODUCT([.I16];24)" office:value-type="float" office:value="36.096" calcext:value-type="float">
            <text:p>$36.10</text:p>
          </table:table-cell>
          <table:table-cell table:style-name="ce13" table:formula="of:=PRODUCT([.J16];30)" office:value-type="float" office:value="1082.88" calcext:value-type="float">
            <text:p>$1,082.88</text:p>
          </table:table-cell>
          <table:table-cell table:style-name="ce13" table:formula="of:=PRODUCT([.J16];365)" office:value-type="float" office:value="13175.04" calcext:value-type="float">
            <text:p>$13,175.04</text:p>
          </table:table-cell>
        </table:table-row>
        <table:table-row table:style-name="ro2">
          <table:table-cell table:style-name="ce2" office:value-type="string" calcext:value-type="string">
            <text:p>m6i.8xlarge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2.5" calcext:value-type="float">
            <text:p>12.5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.536" calcext:value-type="float">
            <text:p>1.536</text:p>
          </table:table-cell>
          <table:table-cell table:style-name="ce13" table:formula="of:=PRODUCT([.F17];24)" office:value-type="float" office:value="36.864" calcext:value-type="float">
            <text:p>$36.86</text:p>
          </table:table-cell>
          <table:table-cell table:style-name="ce13" table:formula="of:=PRODUCT([.G17];365)" office:value-type="float" office:value="13455.36" calcext:value-type="float">
            <text:p>$13,455.36</text:p>
          </table:table-cell>
          <table:table-cell table:style-name="ce8" office:value-type="float" office:value="3.008" calcext:value-type="float">
            <text:p>3.008</text:p>
          </table:table-cell>
          <table:table-cell table:style-name="ce13" table:formula="of:=PRODUCT([.I17];24)" office:value-type="float" office:value="72.192" calcext:value-type="float">
            <text:p>$72.19</text:p>
          </table:table-cell>
          <table:table-cell table:style-name="ce13" table:formula="of:=PRODUCT([.J17];30)" office:value-type="float" office:value="2165.76" calcext:value-type="float">
            <text:p>$2,165.76</text:p>
          </table:table-cell>
          <table:table-cell table:style-name="ce13" table:formula="of:=PRODUCT([.J17];365)" office:value-type="float" office:value="26350.08" calcext:value-type="float">
            <text:p>$26,350.08</text:p>
          </table:table-cell>
        </table:table-row>
        <table:table-row table:style-name="ro2">
          <table:table-cell table:style-name="ce3" office:value-type="string" calcext:value-type="string">
            <text:p>m6i.12xlarge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8.75" calcext:value-type="float">
            <text:p>18.7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.304" calcext:value-type="float">
            <text:p>2.304</text:p>
          </table:table-cell>
          <table:table-cell table:style-name="ce13" table:formula="of:=PRODUCT([.F18];24)" office:value-type="float" office:value="55.296" calcext:value-type="float">
            <text:p>$55.30</text:p>
          </table:table-cell>
          <table:table-cell table:style-name="ce13" table:formula="of:=PRODUCT([.G18];365)" office:value-type="float" office:value="20183.04" calcext:value-type="float">
            <text:p>$20,183.04</text:p>
          </table:table-cell>
          <table:table-cell table:style-name="ce8" office:value-type="float" office:value="4.512" calcext:value-type="float">
            <text:p>4.512</text:p>
          </table:table-cell>
          <table:table-cell table:style-name="ce13" table:formula="of:=PRODUCT([.I18];24)" office:value-type="float" office:value="108.288" calcext:value-type="float">
            <text:p>$108.29</text:p>
          </table:table-cell>
          <table:table-cell table:style-name="ce13" table:formula="of:=PRODUCT([.J18];30)" office:value-type="float" office:value="3248.64" calcext:value-type="float">
            <text:p>$3,248.64</text:p>
          </table:table-cell>
          <table:table-cell table:style-name="ce13" table:formula="of:=PRODUCT([.J18];365)" office:value-type="float" office:value="39525.12" calcext:value-type="float">
            <text:p>$39,525.12</text:p>
          </table:table-cell>
        </table:table-row>
        <table:table-row table:style-name="ro2">
          <table:table-cell table:style-name="ce2" office:value-type="string" calcext:value-type="string">
            <text:p>m6i.16xlarge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float" office:value="3.072" calcext:value-type="float">
            <text:p>3.072</text:p>
          </table:table-cell>
          <table:table-cell table:style-name="ce13" table:formula="of:=PRODUCT([.F19];24)" office:value-type="float" office:value="73.728" calcext:value-type="float">
            <text:p>$73.73</text:p>
          </table:table-cell>
          <table:table-cell table:style-name="ce13" table:formula="of:=PRODUCT([.G19];365)" office:value-type="float" office:value="26910.72" calcext:value-type="float">
            <text:p>$26,910.72</text:p>
          </table:table-cell>
          <table:table-cell table:style-name="ce8" office:value-type="float" office:value="6.016" calcext:value-type="float">
            <text:p>6.016</text:p>
          </table:table-cell>
          <table:table-cell table:style-name="ce13" table:formula="of:=PRODUCT([.I19];24)" office:value-type="float" office:value="144.384" calcext:value-type="float">
            <text:p>$144.38</text:p>
          </table:table-cell>
          <table:table-cell table:style-name="ce13" table:formula="of:=PRODUCT([.J19];30)" office:value-type="float" office:value="4331.52" calcext:value-type="float">
            <text:p>$4,331.52</text:p>
          </table:table-cell>
          <table:table-cell table:style-name="ce13" table:formula="of:=PRODUCT([.J19];365)" office:value-type="float" office:value="52700.16" calcext:value-type="float">
            <text:p>$52,700.16</text:p>
          </table:table-cell>
        </table:table-row>
        <table:table-row table:style-name="ro2">
          <table:table-cell table:style-name="ce3" office:value-type="string" calcext:value-type="string">
            <text:p>m6i.24xlarge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384" calcext:value-type="float">
            <text:p>384</text:p>
          </table:table-cell>
          <table:table-cell table:style-name="ce8" office:value-type="float" office:value="37.5" calcext:value-type="float">
            <text:p>37.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.608" calcext:value-type="float">
            <text:p>4.608</text:p>
          </table:table-cell>
          <table:table-cell table:style-name="ce13" table:formula="of:=PRODUCT([.F20];24)" office:value-type="float" office:value="110.592" calcext:value-type="float">
            <text:p>$110.59</text:p>
          </table:table-cell>
          <table:table-cell table:style-name="ce13" table:formula="of:=PRODUCT([.G20];365)" office:value-type="float" office:value="40366.08" calcext:value-type="float">
            <text:p>$40,366.08</text:p>
          </table:table-cell>
          <table:table-cell table:style-name="ce8" office:value-type="float" office:value="9.024" calcext:value-type="float">
            <text:p>9.024</text:p>
          </table:table-cell>
          <table:table-cell table:style-name="ce13" table:formula="of:=PRODUCT([.I20];24)" office:value-type="float" office:value="216.576" calcext:value-type="float">
            <text:p>$216.58</text:p>
          </table:table-cell>
          <table:table-cell table:style-name="ce13" table:formula="of:=PRODUCT([.J20];30)" office:value-type="float" office:value="6497.28" calcext:value-type="float">
            <text:p>$6,497.28</text:p>
          </table:table-cell>
          <table:table-cell table:style-name="ce13" table:formula="of:=PRODUCT([.J20];365)" office:value-type="float" office:value="79050.24" calcext:value-type="float">
            <text:p>$79,050.24</text:p>
          </table:table-cell>
        </table:table-row>
        <table:table-row table:style-name="ro2">
          <table:table-cell table:style-name="ce2" office:value-type="string" calcext:value-type="string">
            <text:p>m6i.32xlarge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0" calcext:value-type="float">
            <text:p>40</text:p>
          </table:table-cell>
          <table:table-cell table:style-name="ce8" office:value-type="float" office:value="6.144" calcext:value-type="float">
            <text:p>6.144</text:p>
          </table:table-cell>
          <table:table-cell table:style-name="ce13" table:formula="of:=PRODUCT([.F21];24)" office:value-type="float" office:value="147.456" calcext:value-type="float">
            <text:p>$147.46</text:p>
          </table:table-cell>
          <table:table-cell table:style-name="ce13" table:formula="of:=PRODUCT([.G21];365)" office:value-type="float" office:value="53821.44" calcext:value-type="float">
            <text:p>$53,821.44</text:p>
          </table:table-cell>
          <table:table-cell table:style-name="ce8" office:value-type="float" office:value="12.032" calcext:value-type="float">
            <text:p>12.032</text:p>
          </table:table-cell>
          <table:table-cell table:style-name="ce13" table:formula="of:=PRODUCT([.I21];24)" office:value-type="float" office:value="288.768" calcext:value-type="float">
            <text:p>$288.77</text:p>
          </table:table-cell>
          <table:table-cell table:style-name="ce13" table:formula="of:=PRODUCT([.J21];30)" office:value-type="float" office:value="8663.04" calcext:value-type="float">
            <text:p>$8,663.04</text:p>
          </table:table-cell>
          <table:table-cell table:style-name="ce13" table:formula="of:=PRODUCT([.J21];365)" office:value-type="float" office:value="105400.32" calcext:value-type="float">
            <text:p>$105,400.32</text:p>
          </table:table-cell>
        </table:table-row>
        <table:table-row table:style-name="ro2">
          <table:table-cell table:style-name="ce3" office:value-type="string" calcext:value-type="string">
            <text:p>m6i.metal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6.144" calcext:value-type="float">
            <text:p>6.144</text:p>
          </table:table-cell>
          <table:table-cell table:style-name="ce13" table:formula="of:=PRODUCT([.F22];24)" office:value-type="float" office:value="147.456" calcext:value-type="float">
            <text:p>$147.46</text:p>
          </table:table-cell>
          <table:table-cell table:style-name="ce13" table:formula="of:=PRODUCT([.G22];365)" office:value-type="float" office:value="53821.44" calcext:value-type="float">
            <text:p>$53,821.44</text:p>
          </table:table-cell>
          <table:table-cell table:style-name="ce8" office:value-type="float" office:value="12.032" calcext:value-type="float">
            <text:p>12.032</text:p>
          </table:table-cell>
          <table:table-cell table:style-name="ce13" table:formula="of:=PRODUCT([.I22];24)" office:value-type="float" office:value="288.768" calcext:value-type="float">
            <text:p>$288.77</text:p>
          </table:table-cell>
          <table:table-cell table:style-name="ce13" table:formula="of:=PRODUCT([.J22];30)" office:value-type="float" office:value="8663.04" calcext:value-type="float">
            <text:p>$8,663.04</text:p>
          </table:table-cell>
          <table:table-cell table:style-name="ce13" table:formula="of:=PRODUCT([.J22];365)" office:value-type="float" office:value="105400.32" calcext:value-type="float">
            <text:p>$105,400.32</text:p>
          </table:table-cell>
        </table:table-row>
        <table:table-row table:style-name="ro2">
          <table:table-cell table:style-name="ce2" office:value-type="string" calcext:value-type="string">
            <text:p>m7i.larg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Up to 12.5</text:p>
          </table:table-cell>
          <table:table-cell table:style-name="ce7" office:value-type="string" calcext:value-type="string">
            <text:p>Up to 10</text:p>
          </table:table-cell>
          <table:table-cell table:style-name="ce8" office:value-type="float" office:value="0.1008" calcext:value-type="float">
            <text:p>0.1008</text:p>
          </table:table-cell>
          <table:table-cell table:style-name="ce13" table:formula="of:=PRODUCT([.F23];24)" office:value-type="float" office:value="2.4192" calcext:value-type="float">
            <text:p>$2.42</text:p>
          </table:table-cell>
          <table:table-cell table:style-name="ce13" table:formula="of:=PRODUCT([.G23];365)" office:value-type="float" office:value="883.008" calcext:value-type="float">
            <text:p>$883.01</text:p>
          </table:table-cell>
          <table:table-cell table:style-name="ce8" office:value-type="float" office:value="0.1928" calcext:value-type="float">
            <text:p>0.1928</text:p>
          </table:table-cell>
          <table:table-cell table:style-name="ce13" table:formula="of:=PRODUCT([.I23];24)" office:value-type="float" office:value="4.6272" calcext:value-type="float">
            <text:p>$4.63</text:p>
          </table:table-cell>
          <table:table-cell table:style-name="ce13" table:formula="of:=PRODUCT([.J23];30)" office:value-type="float" office:value="138.816" calcext:value-type="float">
            <text:p>$138.82</text:p>
          </table:table-cell>
          <table:table-cell table:style-name="ce13" table:formula="of:=PRODUCT([.J23];365)" office:value-type="float" office:value="1688.928" calcext:value-type="float">
            <text:p>$1,688.93</text:p>
          </table:table-cell>
        </table:table-row>
        <table:table-row table:style-name="ro2">
          <table:table-cell table:style-name="ce3" office:value-type="string" calcext:value-type="string">
            <text:p>m7i.xlarg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Up to 12.5</text:p>
          </table:table-cell>
          <table:table-cell table:style-name="ce8" office:value-type="string" calcext:value-type="string">
            <text:p>Up to 10</text:p>
          </table:table-cell>
          <table:table-cell table:style-name="ce8" office:value-type="float" office:value="0.2016" calcext:value-type="float">
            <text:p>0.2016</text:p>
          </table:table-cell>
          <table:table-cell table:style-name="ce13" table:formula="of:=PRODUCT([.F24];24)" office:value-type="float" office:value="4.8384" calcext:value-type="float">
            <text:p>$4.84</text:p>
          </table:table-cell>
          <table:table-cell table:style-name="ce13" table:formula="of:=PRODUCT([.G24];365)" office:value-type="float" office:value="1766.016" calcext:value-type="float">
            <text:p>$1,766.02</text:p>
          </table:table-cell>
          <table:table-cell table:style-name="ce8" office:value-type="float" office:value="0.3856" calcext:value-type="float">
            <text:p>0.3856</text:p>
          </table:table-cell>
          <table:table-cell table:style-name="ce13" table:formula="of:=PRODUCT([.I24];24)" office:value-type="float" office:value="9.2544" calcext:value-type="float">
            <text:p>$9.25</text:p>
          </table:table-cell>
          <table:table-cell table:style-name="ce13" table:formula="of:=PRODUCT([.J24];30)" office:value-type="float" office:value="277.632" calcext:value-type="float">
            <text:p>$277.63</text:p>
          </table:table-cell>
          <table:table-cell table:style-name="ce13" table:formula="of:=PRODUCT([.J24];365)" office:value-type="float" office:value="3377.856" calcext:value-type="float">
            <text:p>$3,377.86</text:p>
          </table:table-cell>
        </table:table-row>
        <table:table-row table:style-name="ro2">
          <table:table-cell table:style-name="ce2" office:value-type="string" calcext:value-type="string">
            <text:p>m7i.2xlarg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Up to 12.5</text:p>
          </table:table-cell>
          <table:table-cell table:style-name="ce7" office:value-type="string" calcext:value-type="string">
            <text:p>Up to 10</text:p>
          </table:table-cell>
          <table:table-cell table:style-name="ce8" office:value-type="float" office:value="0.4032" calcext:value-type="float">
            <text:p>0.4032</text:p>
          </table:table-cell>
          <table:table-cell table:style-name="ce13" table:formula="of:=PRODUCT([.F25];24)" office:value-type="float" office:value="9.6768" calcext:value-type="float">
            <text:p>$9.68</text:p>
          </table:table-cell>
          <table:table-cell table:style-name="ce13" table:formula="of:=PRODUCT([.G25];365)" office:value-type="float" office:value="3532.032" calcext:value-type="float">
            <text:p>$3,532.03</text:p>
          </table:table-cell>
          <table:table-cell table:style-name="ce8" office:value-type="float" office:value="0.7712" calcext:value-type="float">
            <text:p>0.7712</text:p>
          </table:table-cell>
          <table:table-cell table:style-name="ce13" table:formula="of:=PRODUCT([.I25];24)" office:value-type="float" office:value="18.5088" calcext:value-type="float">
            <text:p>$18.51</text:p>
          </table:table-cell>
          <table:table-cell table:style-name="ce13" table:formula="of:=PRODUCT([.J25];30)" office:value-type="float" office:value="555.264" calcext:value-type="float">
            <text:p>$555.26</text:p>
          </table:table-cell>
          <table:table-cell table:style-name="ce13" table:formula="of:=PRODUCT([.J25];365)" office:value-type="float" office:value="6755.712" calcext:value-type="float">
            <text:p>$6,755.71</text:p>
          </table:table-cell>
        </table:table-row>
        <table:table-row table:style-name="ro2">
          <table:table-cell table:style-name="ce3" office:value-type="string" calcext:value-type="string">
            <text:p>m7i.4xlarge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string" calcext:value-type="string">
            <text:p>Up to 12.5</text:p>
          </table:table-cell>
          <table:table-cell table:style-name="ce8" office:value-type="string" calcext:value-type="string">
            <text:p>Up to 10</text:p>
          </table:table-cell>
          <table:table-cell table:style-name="ce8" office:value-type="float" office:value="0.8064" calcext:value-type="float">
            <text:p>0.8064</text:p>
          </table:table-cell>
          <table:table-cell table:style-name="ce13" table:formula="of:=PRODUCT([.F26];24)" office:value-type="float" office:value="19.3536" calcext:value-type="float">
            <text:p>$19.35</text:p>
          </table:table-cell>
          <table:table-cell table:style-name="ce13" table:formula="of:=PRODUCT([.G26];365)" office:value-type="float" office:value="7064.064" calcext:value-type="float">
            <text:p>$7,064.06</text:p>
          </table:table-cell>
          <table:table-cell table:style-name="ce8" office:value-type="float" office:value="1.5424" calcext:value-type="float">
            <text:p>1.5424</text:p>
          </table:table-cell>
          <table:table-cell table:style-name="ce13" table:formula="of:=PRODUCT([.I26];24)" office:value-type="float" office:value="37.0176" calcext:value-type="float">
            <text:p>$37.02</text:p>
          </table:table-cell>
          <table:table-cell table:style-name="ce13" table:formula="of:=PRODUCT([.J26];30)" office:value-type="float" office:value="1110.528" calcext:value-type="float">
            <text:p>$1,110.53</text:p>
          </table:table-cell>
          <table:table-cell table:style-name="ce13" table:formula="of:=PRODUCT([.J26];365)" office:value-type="float" office:value="13511.424" calcext:value-type="float">
            <text:p>$13,511.42</text:p>
          </table:table-cell>
        </table:table-row>
        <table:table-row table:style-name="ro2">
          <table:table-cell table:style-name="ce2" office:value-type="string" calcext:value-type="string">
            <text:p>m7i.8xlarge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2.5" calcext:value-type="float">
            <text:p>12.5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.6128" calcext:value-type="float">
            <text:p>1.6128</text:p>
          </table:table-cell>
          <table:table-cell table:style-name="ce13" table:formula="of:=PRODUCT([.F27];24)" office:value-type="float" office:value="38.7072" calcext:value-type="float">
            <text:p>$38.71</text:p>
          </table:table-cell>
          <table:table-cell table:style-name="ce13" table:formula="of:=PRODUCT([.G27];365)" office:value-type="float" office:value="14128.128" calcext:value-type="float">
            <text:p>$14,128.13</text:p>
          </table:table-cell>
          <table:table-cell table:style-name="ce8" office:value-type="float" office:value="3.0848" calcext:value-type="float">
            <text:p>3.0848</text:p>
          </table:table-cell>
          <table:table-cell table:style-name="ce13" table:formula="of:=PRODUCT([.I27];24)" office:value-type="float" office:value="74.0352" calcext:value-type="float">
            <text:p>$74.04</text:p>
          </table:table-cell>
          <table:table-cell table:style-name="ce13" table:formula="of:=PRODUCT([.J27];30)" office:value-type="float" office:value="2221.056" calcext:value-type="float">
            <text:p>$2,221.06</text:p>
          </table:table-cell>
          <table:table-cell table:style-name="ce13" table:formula="of:=PRODUCT([.J27];365)" office:value-type="float" office:value="27022.848" calcext:value-type="float">
            <text:p>$27,022.85</text:p>
          </table:table-cell>
        </table:table-row>
        <table:table-row table:style-name="ro2">
          <table:table-cell table:style-name="ce3" office:value-type="string" calcext:value-type="string">
            <text:p>m7i.12xlarge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18.75" calcext:value-type="float">
            <text:p>18.7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.4192" calcext:value-type="float">
            <text:p>2.4192</text:p>
          </table:table-cell>
          <table:table-cell table:style-name="ce13" table:formula="of:=PRODUCT([.F28];24)" office:value-type="float" office:value="58.0608" calcext:value-type="float">
            <text:p>$58.06</text:p>
          </table:table-cell>
          <table:table-cell table:style-name="ce13" table:formula="of:=PRODUCT([.G28];365)" office:value-type="float" office:value="21192.192" calcext:value-type="float">
            <text:p>$21,192.19</text:p>
          </table:table-cell>
          <table:table-cell table:style-name="ce8" office:value-type="float" office:value="4.6272" calcext:value-type="float">
            <text:p>4.6272</text:p>
          </table:table-cell>
          <table:table-cell table:style-name="ce13" table:formula="of:=PRODUCT([.I28];24)" office:value-type="float" office:value="111.0528" calcext:value-type="float">
            <text:p>$111.05</text:p>
          </table:table-cell>
          <table:table-cell table:style-name="ce13" table:formula="of:=PRODUCT([.J28];30)" office:value-type="float" office:value="3331.584" calcext:value-type="float">
            <text:p>$3,331.58</text:p>
          </table:table-cell>
          <table:table-cell table:style-name="ce13" table:formula="of:=PRODUCT([.J28];365)" office:value-type="float" office:value="40534.272" calcext:value-type="float">
            <text:p>$40,534.27</text:p>
          </table:table-cell>
        </table:table-row>
        <table:table-row table:style-name="ro2">
          <table:table-cell table:style-name="ce2" office:value-type="string" calcext:value-type="string">
            <text:p>m7i.16xlarge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float" office:value="3.2256" calcext:value-type="float">
            <text:p>3.2256</text:p>
          </table:table-cell>
          <table:table-cell table:style-name="ce13" table:formula="of:=PRODUCT([.F29];24)" office:value-type="float" office:value="77.4144" calcext:value-type="float">
            <text:p>$77.41</text:p>
          </table:table-cell>
          <table:table-cell table:style-name="ce13" table:formula="of:=PRODUCT([.G29];365)" office:value-type="float" office:value="28256.256" calcext:value-type="float">
            <text:p>$28,256.26</text:p>
          </table:table-cell>
          <table:table-cell table:style-name="ce8" office:value-type="float" office:value="6.1696" calcext:value-type="float">
            <text:p>6.1696</text:p>
          </table:table-cell>
          <table:table-cell table:style-name="ce13" table:formula="of:=PRODUCT([.I29];24)" office:value-type="float" office:value="148.0704" calcext:value-type="float">
            <text:p>$148.07</text:p>
          </table:table-cell>
          <table:table-cell table:style-name="ce13" table:formula="of:=PRODUCT([.J29];30)" office:value-type="float" office:value="4442.112" calcext:value-type="float">
            <text:p>$4,442.11</text:p>
          </table:table-cell>
          <table:table-cell table:style-name="ce13" table:formula="of:=PRODUCT([.J29];365)" office:value-type="float" office:value="54045.696" calcext:value-type="float">
            <text:p>$54,045.70</text:p>
          </table:table-cell>
        </table:table-row>
        <table:table-row table:style-name="ro2">
          <table:table-cell table:style-name="ce3" office:value-type="string" calcext:value-type="string">
            <text:p>m7i.24xlarge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384" calcext:value-type="float">
            <text:p>384</text:p>
          </table:table-cell>
          <table:table-cell table:style-name="ce8" office:value-type="float" office:value="37.5" calcext:value-type="float">
            <text:p>37.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.8384" calcext:value-type="float">
            <text:p>4.8384</text:p>
          </table:table-cell>
          <table:table-cell table:style-name="ce13" table:formula="of:=PRODUCT([.F30];24)" office:value-type="float" office:value="116.1216" calcext:value-type="float">
            <text:p>$116.12</text:p>
          </table:table-cell>
          <table:table-cell table:style-name="ce13" table:formula="of:=PRODUCT([.G30];365)" office:value-type="float" office:value="42384.384" calcext:value-type="float">
            <text:p>$42,384.38</text:p>
          </table:table-cell>
          <table:table-cell table:style-name="ce8" office:value-type="float" office:value="9.2544" calcext:value-type="float">
            <text:p>9.2544</text:p>
          </table:table-cell>
          <table:table-cell table:style-name="ce13" table:formula="of:=PRODUCT([.I30];24)" office:value-type="float" office:value="222.1056" calcext:value-type="float">
            <text:p>$222.11</text:p>
          </table:table-cell>
          <table:table-cell table:style-name="ce13" table:formula="of:=PRODUCT([.J30];30)" office:value-type="float" office:value="6663.168" calcext:value-type="float">
            <text:p>$6,663.17</text:p>
          </table:table-cell>
          <table:table-cell table:style-name="ce13" table:formula="of:=PRODUCT([.J30];365)" office:value-type="float" office:value="81068.544" calcext:value-type="float">
            <text:p>$81,068.54</text:p>
          </table:table-cell>
        </table:table-row>
        <table:table-row table:style-name="ro2">
          <table:table-cell table:style-name="ce2" office:value-type="string" calcext:value-type="string">
            <text:p>m7i.48xlarge</text:p>
          </table:table-cell>
          <table:table-cell table:style-name="ce7" office:value-type="float" office:value="192" calcext:value-type="float">
            <text:p>192</text:p>
          </table:table-cell>
          <table:table-cell table:style-name="ce7" office:value-type="float" office:value="768" calcext:value-type="float">
            <text:p>76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0" calcext:value-type="float">
            <text:p>40</text:p>
          </table:table-cell>
          <table:table-cell table:style-name="ce8" office:value-type="float" office:value="9.6768" calcext:value-type="float">
            <text:p>9.6768</text:p>
          </table:table-cell>
          <table:table-cell table:style-name="ce13" table:formula="of:=PRODUCT([.F31];24)" office:value-type="float" office:value="232.2432" calcext:value-type="float">
            <text:p>$232.24</text:p>
          </table:table-cell>
          <table:table-cell table:style-name="ce13" table:formula="of:=PRODUCT([.G31];365)" office:value-type="float" office:value="84768.768" calcext:value-type="float">
            <text:p>$84,768.77</text:p>
          </table:table-cell>
          <table:table-cell table:style-name="ce8" office:value-type="float" office:value="18.5088" calcext:value-type="float">
            <text:p>18.5088</text:p>
          </table:table-cell>
          <table:table-cell table:style-name="ce13" table:formula="of:=PRODUCT([.I31];24)" office:value-type="float" office:value="444.2112" calcext:value-type="float">
            <text:p>$444.21</text:p>
          </table:table-cell>
          <table:table-cell table:style-name="ce13" table:formula="of:=PRODUCT([.J31];30)" office:value-type="float" office:value="13326.336" calcext:value-type="float">
            <text:p>$13,326.34</text:p>
          </table:table-cell>
          <table:table-cell table:style-name="ce13" table:formula="of:=PRODUCT([.J31];365)" office:value-type="float" office:value="162137.088" calcext:value-type="float">
            <text:p>$162,137.09</text:p>
          </table:table-cell>
        </table:table-row>
        <table:table-row table:style-name="ro2">
          <table:table-cell table:style-name="ce3" office:value-type="string" calcext:value-type="string">
            <text:p>m7i.metal-24xl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384" calcext:value-type="float">
            <text:p>384</text:p>
          </table:table-cell>
          <table:table-cell table:style-name="ce8" office:value-type="float" office:value="37.5" calcext:value-type="float">
            <text:p>37.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.8384" calcext:value-type="float">
            <text:p>4.8384</text:p>
          </table:table-cell>
          <table:table-cell table:style-name="ce13" table:formula="of:=PRODUCT([.F32];24)" office:value-type="float" office:value="116.1216" calcext:value-type="float">
            <text:p>$116.12</text:p>
          </table:table-cell>
          <table:table-cell table:style-name="ce13" table:formula="of:=PRODUCT([.G32];365)" office:value-type="float" office:value="42384.384" calcext:value-type="float">
            <text:p>$42,384.38</text:p>
          </table:table-cell>
          <table:table-cell table:style-name="ce8" office:value-type="float" office:value="9.2544" calcext:value-type="float">
            <text:p>9.2544</text:p>
          </table:table-cell>
          <table:table-cell table:style-name="ce13" table:formula="of:=PRODUCT([.I32];24)" office:value-type="float" office:value="222.1056" calcext:value-type="float">
            <text:p>$222.11</text:p>
          </table:table-cell>
          <table:table-cell table:style-name="ce13" table:formula="of:=PRODUCT([.J32];30)" office:value-type="float" office:value="6663.168" calcext:value-type="float">
            <text:p>$6,663.17</text:p>
          </table:table-cell>
          <table:table-cell table:style-name="ce13" table:formula="of:=PRODUCT([.J32];365)" office:value-type="float" office:value="81068.544" calcext:value-type="float">
            <text:p>$81,068.54</text:p>
          </table:table-cell>
        </table:table-row>
        <table:table-row table:style-name="ro2">
          <table:table-cell table:style-name="ce4" office:value-type="string" calcext:value-type="string">
            <text:p>m7i.metal-48xl</text:p>
          </table:table-cell>
          <table:table-cell table:style-name="ce9" office:value-type="float" office:value="192" calcext:value-type="float">
            <text:p>192</text:p>
          </table:table-cell>
          <table:table-cell table:style-name="ce9" office:value-type="float" office:value="768" calcext:value-type="float">
            <text:p>76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0" calcext:value-type="float">
            <text:p>40</text:p>
          </table:table-cell>
          <table:table-cell table:style-name="ce8" office:value-type="float" office:value="9.6768" calcext:value-type="float">
            <text:p>9.6768</text:p>
          </table:table-cell>
          <table:table-cell table:style-name="ce14" table:formula="of:=PRODUCT([.F33];24)" office:value-type="float" office:value="232.2432" calcext:value-type="float">
            <text:p>$232.24</text:p>
          </table:table-cell>
          <table:table-cell table:style-name="ce14" table:formula="of:=PRODUCT([.G33];365)" office:value-type="float" office:value="84768.768" calcext:value-type="float">
            <text:p>$84,768.77</text:p>
          </table:table-cell>
          <table:table-cell table:style-name="ce8" office:value-type="float" office:value="18.5088" calcext:value-type="float">
            <text:p>18.5088</text:p>
          </table:table-cell>
          <table:table-cell table:style-name="ce13" table:formula="of:=PRODUCT([.I33];24)" office:value-type="float" office:value="444.2112" calcext:value-type="float">
            <text:p>$444.21</text:p>
          </table:table-cell>
          <table:table-cell table:style-name="ce13" table:formula="of:=PRODUCT([.J33];30)" office:value-type="float" office:value="13326.336" calcext:value-type="float">
            <text:p>$13,326.34</text:p>
          </table:table-cell>
          <table:table-cell table:style-name="ce13" table:formula="of:=PRODUCT([.J33];365)" office:value-type="float" office:value="162137.088" calcext:value-type="float">
            <text:p>$162,137.09</text:p>
          </table:table-cell>
        </table:table-row>
        <table:table-row table:style-name="ro2">
          <table:table-cell table:style-name="ce2" office:value-type="string" calcext:value-type="string">
            <text:p>r6i.large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Up to 12.5</text:p>
          </table:table-cell>
          <table:table-cell table:style-name="ce8" office:value-type="string" calcext:value-type="string">
            <text:p>Up to 10</text:p>
          </table:table-cell>
          <table:table-cell table:style-name="ce8" office:value-type="float" office:value="0.126" calcext:value-type="float">
            <text:p>0.126</text:p>
          </table:table-cell>
          <table:table-cell table:style-name="ce13" table:formula="of:=PRODUCT([.F34];24)" office:value-type="float" office:value="3.024" calcext:value-type="float">
            <text:p>$3.02</text:p>
          </table:table-cell>
          <table:table-cell table:style-name="ce13" table:formula="of:=PRODUCT([.G34];365)" office:value-type="float" office:value="1103.76" calcext:value-type="float">
            <text:p>$1,103.76</text:p>
          </table:table-cell>
          <table:table-cell table:style-name="ce8" office:value-type="float" office:value="0.218" calcext:value-type="float">
            <text:p>0.218</text:p>
          </table:table-cell>
          <table:table-cell table:style-name="ce13" table:formula="of:=PRODUCT([.I34];24)" office:value-type="float" office:value="5.232" calcext:value-type="float">
            <text:p>$5.23</text:p>
          </table:table-cell>
          <table:table-cell table:style-name="ce13" table:formula="of:=PRODUCT([.J34];30)" office:value-type="float" office:value="156.96" calcext:value-type="float">
            <text:p>$156.96</text:p>
          </table:table-cell>
          <table:table-cell table:style-name="ce13" table:formula="of:=PRODUCT([.J34];365)" office:value-type="float" office:value="1909.68" calcext:value-type="float">
            <text:p>$1,909.68</text:p>
          </table:table-cell>
        </table:table-row>
        <table:table-row table:style-name="ro2">
          <table:table-cell table:style-name="ce3" office:value-type="string" calcext:value-type="string">
            <text:p>r6i.xlarg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Up to 12.5</text:p>
          </table:table-cell>
          <table:table-cell table:style-name="ce8" office:value-type="string" calcext:value-type="string">
            <text:p>Up to 10</text:p>
          </table:table-cell>
          <table:table-cell table:style-name="ce8" office:value-type="float" office:value="0.252" calcext:value-type="float">
            <text:p>0.252</text:p>
          </table:table-cell>
          <table:table-cell table:style-name="ce13" table:formula="of:=PRODUCT([.F35];24)" office:value-type="float" office:value="6.048" calcext:value-type="float">
            <text:p>$6.05</text:p>
          </table:table-cell>
          <table:table-cell table:style-name="ce13" table:formula="of:=PRODUCT([.G35];365)" office:value-type="float" office:value="2207.52" calcext:value-type="float">
            <text:p>$2,207.52</text:p>
          </table:table-cell>
          <table:table-cell table:style-name="ce8" office:value-type="float" office:value="0.436" calcext:value-type="float">
            <text:p>0.436</text:p>
          </table:table-cell>
          <table:table-cell table:style-name="ce13" table:formula="of:=PRODUCT([.I35];24)" office:value-type="float" office:value="10.464" calcext:value-type="float">
            <text:p>$10.46</text:p>
          </table:table-cell>
          <table:table-cell table:style-name="ce13" table:formula="of:=PRODUCT([.J35];30)" office:value-type="float" office:value="313.92" calcext:value-type="float">
            <text:p>$313.92</text:p>
          </table:table-cell>
          <table:table-cell table:style-name="ce13" table:formula="of:=PRODUCT([.J35];365)" office:value-type="float" office:value="3819.36" calcext:value-type="float">
            <text:p>$3,819.36</text:p>
          </table:table-cell>
        </table:table-row>
        <table:table-row table:style-name="ro2">
          <table:table-cell table:style-name="ce2" office:value-type="string" calcext:value-type="string">
            <text:p>r6i.2xlarg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Up to 12.5</text:p>
          </table:table-cell>
          <table:table-cell table:style-name="ce8" office:value-type="string" calcext:value-type="string">
            <text:p>Up to 10</text:p>
          </table:table-cell>
          <table:table-cell table:style-name="ce8" office:value-type="float" office:value="0.504" calcext:value-type="float">
            <text:p>0.504</text:p>
          </table:table-cell>
          <table:table-cell table:style-name="ce13" table:formula="of:=PRODUCT([.F36];24)" office:value-type="float" office:value="12.096" calcext:value-type="float">
            <text:p>$12.10</text:p>
          </table:table-cell>
          <table:table-cell table:style-name="ce13" table:formula="of:=PRODUCT([.G36];365)" office:value-type="float" office:value="4415.04" calcext:value-type="float">
            <text:p>$4,415.04</text:p>
          </table:table-cell>
          <table:table-cell table:style-name="ce8" office:value-type="float" office:value="0.872" calcext:value-type="float">
            <text:p>0.872</text:p>
          </table:table-cell>
          <table:table-cell table:style-name="ce13" table:formula="of:=PRODUCT([.I36];24)" office:value-type="float" office:value="20.928" calcext:value-type="float">
            <text:p>$20.93</text:p>
          </table:table-cell>
          <table:table-cell table:style-name="ce13" table:formula="of:=PRODUCT([.J36];30)" office:value-type="float" office:value="627.84" calcext:value-type="float">
            <text:p>$627.84</text:p>
          </table:table-cell>
          <table:table-cell table:style-name="ce13" table:formula="of:=PRODUCT([.J36];365)" office:value-type="float" office:value="7638.72" calcext:value-type="float">
            <text:p>$7,638.72</text:p>
          </table:table-cell>
        </table:table-row>
        <table:table-row table:style-name="ro2">
          <table:table-cell table:style-name="ce3" office:value-type="string" calcext:value-type="string">
            <text:p>r6i.4xlarge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Up to 12.5</text:p>
          </table:table-cell>
          <table:table-cell table:style-name="ce8" office:value-type="string" calcext:value-type="string">
            <text:p>Up to 10</text:p>
          </table:table-cell>
          <table:table-cell table:style-name="ce8" office:value-type="float" office:value="1.008" calcext:value-type="float">
            <text:p>1.008</text:p>
          </table:table-cell>
          <table:table-cell table:style-name="ce13" table:formula="of:=PRODUCT([.F37];24)" office:value-type="float" office:value="24.192" calcext:value-type="float">
            <text:p>$24.19</text:p>
          </table:table-cell>
          <table:table-cell table:style-name="ce13" table:formula="of:=PRODUCT([.G37];365)" office:value-type="float" office:value="8830.08" calcext:value-type="float">
            <text:p>$8,830.08</text:p>
          </table:table-cell>
          <table:table-cell table:style-name="ce8" office:value-type="float" office:value="1.744" calcext:value-type="float">
            <text:p>1.744</text:p>
          </table:table-cell>
          <table:table-cell table:style-name="ce13" table:formula="of:=PRODUCT([.I37];24)" office:value-type="float" office:value="41.856" calcext:value-type="float">
            <text:p>$41.86</text:p>
          </table:table-cell>
          <table:table-cell table:style-name="ce13" table:formula="of:=PRODUCT([.J37];30)" office:value-type="float" office:value="1255.68" calcext:value-type="float">
            <text:p>$1,255.68</text:p>
          </table:table-cell>
          <table:table-cell table:style-name="ce13" table:formula="of:=PRODUCT([.J37];365)" office:value-type="float" office:value="15277.44" calcext:value-type="float">
            <text:p>$15,277.44</text:p>
          </table:table-cell>
        </table:table-row>
        <table:table-row table:style-name="ro2">
          <table:table-cell table:style-name="ce2" office:value-type="string" calcext:value-type="string">
            <text:p>r6i.8xlarge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12.5" calcext:value-type="float">
            <text:p>12.5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2.016" calcext:value-type="float">
            <text:p>2.016</text:p>
          </table:table-cell>
          <table:table-cell table:style-name="ce13" table:formula="of:=PRODUCT([.F38];24)" office:value-type="float" office:value="48.384" calcext:value-type="float">
            <text:p>$48.38</text:p>
          </table:table-cell>
          <table:table-cell table:style-name="ce13" table:formula="of:=PRODUCT([.G38];365)" office:value-type="float" office:value="17660.16" calcext:value-type="float">
            <text:p>$17,660.16</text:p>
          </table:table-cell>
          <table:table-cell table:style-name="ce8" office:value-type="float" office:value="3.488" calcext:value-type="float">
            <text:p>3.488</text:p>
          </table:table-cell>
          <table:table-cell table:style-name="ce13" office:value-type="float" office:value="3.488" calcext:value-type="float">
            <text:p>$3.49</text:p>
          </table:table-cell>
          <table:table-cell table:style-name="ce13" table:formula="of:=PRODUCT([.J38];30)" office:value-type="float" office:value="104.64" calcext:value-type="float">
            <text:p>$104.64</text:p>
          </table:table-cell>
          <table:table-cell table:style-name="ce13" table:formula="of:=PRODUCT([.J38];365)" office:value-type="float" office:value="1273.12" calcext:value-type="float">
            <text:p>$1,273.12</text:p>
          </table:table-cell>
        </table:table-row>
        <table:table-row table:style-name="ro2">
          <table:table-cell table:style-name="ce3" office:value-type="string" calcext:value-type="string">
            <text:p>r6i.12xlarge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384" calcext:value-type="float">
            <text:p>384</text:p>
          </table:table-cell>
          <table:table-cell table:style-name="ce8" office:value-type="float" office:value="18.75" calcext:value-type="float">
            <text:p>18.7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.024" calcext:value-type="float">
            <text:p>3.024</text:p>
          </table:table-cell>
          <table:table-cell table:style-name="ce13" table:formula="of:=PRODUCT([.F39];24)" office:value-type="float" office:value="72.576" calcext:value-type="float">
            <text:p>$72.58</text:p>
          </table:table-cell>
          <table:table-cell table:style-name="ce13" table:formula="of:=PRODUCT([.G39];365)" office:value-type="float" office:value="26490.24" calcext:value-type="float">
            <text:p>$26,490.24</text:p>
          </table:table-cell>
          <table:table-cell table:style-name="ce8" office:value-type="float" office:value="5.232" calcext:value-type="float">
            <text:p>5.232</text:p>
          </table:table-cell>
          <table:table-cell table:style-name="ce13" office:value-type="float" office:value="5.232" calcext:value-type="float">
            <text:p>$5.23</text:p>
          </table:table-cell>
          <table:table-cell table:style-name="ce13" table:formula="of:=PRODUCT([.J39];30)" office:value-type="float" office:value="156.96" calcext:value-type="float">
            <text:p>$156.96</text:p>
          </table:table-cell>
          <table:table-cell table:style-name="ce13" table:formula="of:=PRODUCT([.J39];365)" office:value-type="float" office:value="1909.68" calcext:value-type="float">
            <text:p>$1,909.68</text:p>
          </table:table-cell>
        </table:table-row>
        <table:table-row table:style-name="ro2">
          <table:table-cell table:style-name="ce2" office:value-type="string" calcext:value-type="string">
            <text:p>r6i.16xlarge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float" office:value="4.032" calcext:value-type="float">
            <text:p>4.032</text:p>
          </table:table-cell>
          <table:table-cell table:style-name="ce13" table:formula="of:=PRODUCT([.F40];24)" office:value-type="float" office:value="96.768" calcext:value-type="float">
            <text:p>$96.77</text:p>
          </table:table-cell>
          <table:table-cell table:style-name="ce13" table:formula="of:=PRODUCT([.G40];365)" office:value-type="float" office:value="35320.32" calcext:value-type="float">
            <text:p>$35,320.32</text:p>
          </table:table-cell>
          <table:table-cell table:style-name="ce8" office:value-type="float" office:value="6.976" calcext:value-type="float">
            <text:p>6.976</text:p>
          </table:table-cell>
          <table:table-cell table:style-name="ce13" office:value-type="float" office:value="6.976" calcext:value-type="float">
            <text:p>$6.98</text:p>
          </table:table-cell>
          <table:table-cell table:style-name="ce13" table:formula="of:=PRODUCT([.J40];30)" office:value-type="float" office:value="209.28" calcext:value-type="float">
            <text:p>$209.28</text:p>
          </table:table-cell>
          <table:table-cell table:style-name="ce13" table:formula="of:=PRODUCT([.J40];365)" office:value-type="float" office:value="2546.24" calcext:value-type="float">
            <text:p>$2,546.24</text:p>
          </table:table-cell>
        </table:table-row>
        <table:table-row table:style-name="ro2">
          <table:table-cell table:style-name="ce3" office:value-type="string" calcext:value-type="string">
            <text:p>r6i.24xlarge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768" calcext:value-type="float">
            <text:p>768</text:p>
          </table:table-cell>
          <table:table-cell table:style-name="ce8" office:value-type="float" office:value="37.5" calcext:value-type="float">
            <text:p>37.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6.048" calcext:value-type="float">
            <text:p>6.048</text:p>
          </table:table-cell>
          <table:table-cell table:style-name="ce13" table:formula="of:=PRODUCT([.F41];24)" office:value-type="float" office:value="145.152" calcext:value-type="float">
            <text:p>$145.15</text:p>
          </table:table-cell>
          <table:table-cell table:style-name="ce13" table:formula="of:=PRODUCT([.G41];365)" office:value-type="float" office:value="52980.48" calcext:value-type="float">
            <text:p>$52,980.48</text:p>
          </table:table-cell>
          <table:table-cell table:style-name="ce8" office:value-type="float" office:value="10.464" calcext:value-type="float">
            <text:p>10.464</text:p>
          </table:table-cell>
          <table:table-cell table:style-name="ce13" table:formula="of:=PRODUCT([.I41];24)" office:value-type="float" office:value="251.136" calcext:value-type="float">
            <text:p>$251.14</text:p>
          </table:table-cell>
          <table:table-cell table:style-name="ce13" table:formula="of:=PRODUCT([.J41];30)" office:value-type="float" office:value="7534.08" calcext:value-type="float">
            <text:p>$7,534.08</text:p>
          </table:table-cell>
          <table:table-cell table:style-name="ce13" table:formula="of:=PRODUCT([.J41];365)" office:value-type="float" office:value="91664.64" calcext:value-type="float">
            <text:p>$91,664.64</text:p>
          </table:table-cell>
        </table:table-row>
        <table:table-row table:style-name="ro2">
          <table:table-cell table:style-name="ce2" office:value-type="string" calcext:value-type="string">
            <text:p>r6i.32xlarge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0" calcext:value-type="float">
            <text:p>40</text:p>
          </table:table-cell>
          <table:table-cell table:style-name="ce8" office:value-type="float" office:value="8.064" calcext:value-type="float">
            <text:p>8.064</text:p>
          </table:table-cell>
          <table:table-cell table:style-name="ce13" table:formula="of:=PRODUCT([.F42];24)" office:value-type="float" office:value="193.536" calcext:value-type="float">
            <text:p>$193.54</text:p>
          </table:table-cell>
          <table:table-cell table:style-name="ce13" table:formula="of:=PRODUCT([.G42];365)" office:value-type="float" office:value="70640.64" calcext:value-type="float">
            <text:p>$70,640.64</text:p>
          </table:table-cell>
          <table:table-cell table:style-name="ce8" office:value-type="float" office:value="13.952" calcext:value-type="float">
            <text:p>13.952</text:p>
          </table:table-cell>
          <table:table-cell table:style-name="ce13" table:formula="of:=PRODUCT([.I42];24)" office:value-type="float" office:value="334.848" calcext:value-type="float">
            <text:p>$334.85</text:p>
          </table:table-cell>
          <table:table-cell table:style-name="ce13" table:formula="of:=PRODUCT([.J42];30)" office:value-type="float" office:value="10045.44" calcext:value-type="float">
            <text:p>$10,045.44</text:p>
          </table:table-cell>
          <table:table-cell table:style-name="ce13" table:formula="of:=PRODUCT([.J42];365)" office:value-type="float" office:value="122219.52" calcext:value-type="float">
            <text:p>$122,219.52</text:p>
          </table:table-cell>
        </table:table-row>
        <table:table-row table:style-name="ro2">
          <table:table-cell table:style-name="ce3" office:value-type="string" calcext:value-type="string">
            <text:p>r6i.metal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8.064" calcext:value-type="float">
            <text:p>8.064</text:p>
          </table:table-cell>
          <table:table-cell table:style-name="ce13" table:formula="of:=PRODUCT([.F43];24)" office:value-type="float" office:value="193.536" calcext:value-type="float">
            <text:p>$193.54</text:p>
          </table:table-cell>
          <table:table-cell table:style-name="ce13" table:formula="of:=PRODUCT([.G43];365)" office:value-type="float" office:value="70640.64" calcext:value-type="float">
            <text:p>$70,640.64</text:p>
          </table:table-cell>
          <table:table-cell table:style-name="ce8" office:value-type="float" office:value="13.952" calcext:value-type="float">
            <text:p>13.952</text:p>
          </table:table-cell>
          <table:table-cell table:style-name="ce13" table:formula="of:=PRODUCT([.I43];24)" office:value-type="float" office:value="334.848" calcext:value-type="float">
            <text:p>$334.85</text:p>
          </table:table-cell>
          <table:table-cell table:style-name="ce13" table:formula="of:=PRODUCT([.J43];30)" office:value-type="float" office:value="10045.44" calcext:value-type="float">
            <text:p>$10,045.44</text:p>
          </table:table-cell>
          <table:table-cell table:style-name="ce13" table:formula="of:=PRODUCT([.J43];365)" office:value-type="float" office:value="122219.52" calcext:value-type="float">
            <text:p>$122,219.52</text:p>
          </table:table-cell>
        </table:table-row>
        <table:table-row table:style-name="ro2">
          <table:table-cell table:style-name="ce2" office:value-type="string" calcext:value-type="string">
            <text:p>r7i.larg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Up to 12.5</text:p>
          </table:table-cell>
          <table:table-cell table:style-name="ce7" office:value-type="string" calcext:value-type="string">
            <text:p>Up to 10</text:p>
          </table:table-cell>
          <table:table-cell table:style-name="ce7" office:value-type="float" office:value="0.1323" calcext:value-type="float">
            <text:p>0.1323</text:p>
          </table:table-cell>
          <table:table-cell table:style-name="ce13" table:formula="of:=PRODUCT([.F44];24)" office:value-type="float" office:value="3.1752" calcext:value-type="float">
            <text:p>$3.18</text:p>
          </table:table-cell>
          <table:table-cell table:style-name="ce13" table:formula="of:=PRODUCT([.G44];365)" office:value-type="float" office:value="1158.948" calcext:value-type="float">
            <text:p>$1,158.95</text:p>
          </table:table-cell>
          <table:table-cell table:style-name="ce7" office:value-type="float" office:value="0.2243" calcext:value-type="float">
            <text:p>0.2243</text:p>
          </table:table-cell>
          <table:table-cell table:style-name="ce13" table:formula="of:=PRODUCT([.I44];24)" office:value-type="float" office:value="5.3832" calcext:value-type="float">
            <text:p>$5.38</text:p>
          </table:table-cell>
          <table:table-cell table:style-name="ce13" table:formula="of:=PRODUCT([.J44];30)" office:value-type="float" office:value="161.496" calcext:value-type="float">
            <text:p>$161.50</text:p>
          </table:table-cell>
          <table:table-cell table:style-name="ce13" table:formula="of:=PRODUCT([.J44];365)" office:value-type="float" office:value="1964.868" calcext:value-type="float">
            <text:p>$1,964.87</text:p>
          </table:table-cell>
        </table:table-row>
        <table:table-row table:style-name="ro2">
          <table:table-cell table:style-name="ce2" office:value-type="string" calcext:value-type="string">
            <text:p>r7i.xlarg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Up to 12.5</text:p>
          </table:table-cell>
          <table:table-cell table:style-name="ce7" office:value-type="string" calcext:value-type="string">
            <text:p>Up to 10</text:p>
          </table:table-cell>
          <table:table-cell table:style-name="ce7" office:value-type="float" office:value="0.2646" calcext:value-type="float">
            <text:p>0.2646</text:p>
          </table:table-cell>
          <table:table-cell table:style-name="ce13" table:formula="of:=PRODUCT([.F45];24)" office:value-type="float" office:value="6.3504" calcext:value-type="float">
            <text:p>$6.35</text:p>
          </table:table-cell>
          <table:table-cell table:style-name="ce13" table:formula="of:=PRODUCT([.G45];365)" office:value-type="float" office:value="2317.896" calcext:value-type="float">
            <text:p>$2,317.90</text:p>
          </table:table-cell>
          <table:table-cell table:style-name="ce7" office:value-type="float" office:value="0.4486" calcext:value-type="float">
            <text:p>0.4486</text:p>
          </table:table-cell>
          <table:table-cell table:style-name="ce13" table:formula="of:=PRODUCT([.I45];24)" office:value-type="float" office:value="10.7664" calcext:value-type="float">
            <text:p>$10.77</text:p>
          </table:table-cell>
          <table:table-cell table:style-name="ce13" table:formula="of:=PRODUCT([.J45];30)" office:value-type="float" office:value="322.992" calcext:value-type="float">
            <text:p>$322.99</text:p>
          </table:table-cell>
          <table:table-cell table:style-name="ce13" table:formula="of:=PRODUCT([.J45];365)" office:value-type="float" office:value="3929.736" calcext:value-type="float">
            <text:p>$3,929.74</text:p>
          </table:table-cell>
        </table:table-row>
        <table:table-row table:style-name="ro2">
          <table:table-cell table:style-name="ce2" office:value-type="string" calcext:value-type="string">
            <text:p>r7i.2xlarg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Up to 12.5</text:p>
          </table:table-cell>
          <table:table-cell table:style-name="ce7" office:value-type="string" calcext:value-type="string">
            <text:p>Up to 10</text:p>
          </table:table-cell>
          <table:table-cell table:style-name="ce7" office:value-type="float" office:value="0.5292" calcext:value-type="float">
            <text:p>0.5292</text:p>
          </table:table-cell>
          <table:table-cell table:style-name="ce13" table:formula="of:=PRODUCT([.F46];24)" office:value-type="float" office:value="12.7008" calcext:value-type="float">
            <text:p>$12.70</text:p>
          </table:table-cell>
          <table:table-cell table:style-name="ce13" table:formula="of:=PRODUCT([.G46];365)" office:value-type="float" office:value="4635.792" calcext:value-type="float">
            <text:p>$4,635.79</text:p>
          </table:table-cell>
          <table:table-cell table:style-name="ce7" office:value-type="float" office:value="0.8972" calcext:value-type="float">
            <text:p>0.8972</text:p>
          </table:table-cell>
          <table:table-cell table:style-name="ce13" table:formula="of:=PRODUCT([.I46];24)" office:value-type="float" office:value="21.5328" calcext:value-type="float">
            <text:p>$21.53</text:p>
          </table:table-cell>
          <table:table-cell table:style-name="ce13" table:formula="of:=PRODUCT([.J46];30)" office:value-type="float" office:value="645.984" calcext:value-type="float">
            <text:p>$645.98</text:p>
          </table:table-cell>
          <table:table-cell table:style-name="ce13" table:formula="of:=PRODUCT([.J46];365)" office:value-type="float" office:value="7859.472" calcext:value-type="float">
            <text:p>$7,859.47</text:p>
          </table:table-cell>
        </table:table-row>
        <table:table-row table:style-name="ro2">
          <table:table-cell table:style-name="ce2" office:value-type="string" calcext:value-type="string">
            <text:p>r7i.4xlarge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Up to 12.5</text:p>
          </table:table-cell>
          <table:table-cell table:style-name="ce7" office:value-type="string" calcext:value-type="string">
            <text:p>Up to 10</text:p>
          </table:table-cell>
          <table:table-cell table:style-name="ce7" office:value-type="float" office:value="1.0584" calcext:value-type="float">
            <text:p>1.0584</text:p>
          </table:table-cell>
          <table:table-cell table:style-name="ce13" table:formula="of:=PRODUCT([.F47];24)" office:value-type="float" office:value="25.4016" calcext:value-type="float">
            <text:p>$25.40</text:p>
          </table:table-cell>
          <table:table-cell table:style-name="ce13" table:formula="of:=PRODUCT([.G47];365)" office:value-type="float" office:value="9271.584" calcext:value-type="float">
            <text:p>$9,271.58</text:p>
          </table:table-cell>
          <table:table-cell table:style-name="ce7" office:value-type="float" office:value="1.7944" calcext:value-type="float">
            <text:p>1.7944</text:p>
          </table:table-cell>
          <table:table-cell table:style-name="ce13" table:formula="of:=PRODUCT([.I47];24)" office:value-type="float" office:value="43.0656" calcext:value-type="float">
            <text:p>$43.07</text:p>
          </table:table-cell>
          <table:table-cell table:style-name="ce13" table:formula="of:=PRODUCT([.J47];30)" office:value-type="float" office:value="1291.968" calcext:value-type="float">
            <text:p>$1,291.97</text:p>
          </table:table-cell>
          <table:table-cell table:style-name="ce13" table:formula="of:=PRODUCT([.J47];365)" office:value-type="float" office:value="15718.944" calcext:value-type="float">
            <text:p>$15,718.94</text:p>
          </table:table-cell>
        </table:table-row>
        <table:table-row table:style-name="ro2">
          <table:table-cell table:style-name="ce2" office:value-type="string" calcext:value-type="string">
            <text:p>r7i.8xlarge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12.5" calcext:value-type="float">
            <text:p>12.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.1168" calcext:value-type="float">
            <text:p>2.1168</text:p>
          </table:table-cell>
          <table:table-cell table:style-name="ce13" table:formula="of:=PRODUCT([.F48];24)" office:value-type="float" office:value="50.8032" calcext:value-type="float">
            <text:p>$50.80</text:p>
          </table:table-cell>
          <table:table-cell table:style-name="ce13" table:formula="of:=PRODUCT([.G48];365)" office:value-type="float" office:value="18543.168" calcext:value-type="float">
            <text:p>$18,543.17</text:p>
          </table:table-cell>
          <table:table-cell table:style-name="ce7" office:value-type="float" office:value="3.5888" calcext:value-type="float">
            <text:p>3.5888</text:p>
          </table:table-cell>
          <table:table-cell table:style-name="ce13" table:formula="of:=PRODUCT([.I48];24)" office:value-type="float" office:value="86.1312" calcext:value-type="float">
            <text:p>$86.13</text:p>
          </table:table-cell>
          <table:table-cell table:style-name="ce13" table:formula="of:=PRODUCT([.J48];30)" office:value-type="float" office:value="2583.936" calcext:value-type="float">
            <text:p>$2,583.94</text:p>
          </table:table-cell>
          <table:table-cell table:style-name="ce13" table:formula="of:=PRODUCT([.J48];365)" office:value-type="float" office:value="31437.888" calcext:value-type="float">
            <text:p>$31,437.89</text:p>
          </table:table-cell>
        </table:table-row>
        <table:table-row table:style-name="ro2">
          <table:table-cell table:style-name="ce2" office:value-type="string" calcext:value-type="string">
            <text:p>r7i.12xlarge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float" office:value="18.75" calcext:value-type="float">
            <text:p>18.7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.1752" calcext:value-type="float">
            <text:p>3.1752</text:p>
          </table:table-cell>
          <table:table-cell table:style-name="ce13" table:formula="of:=PRODUCT([.F49];24)" office:value-type="float" office:value="76.2048" calcext:value-type="float">
            <text:p>$76.20</text:p>
          </table:table-cell>
          <table:table-cell table:style-name="ce13" table:formula="of:=PRODUCT([.G49];365)" office:value-type="float" office:value="27814.752" calcext:value-type="float">
            <text:p>$27,814.75</text:p>
          </table:table-cell>
          <table:table-cell table:style-name="ce7" office:value-type="float" office:value="5.3832" calcext:value-type="float">
            <text:p>5.3832</text:p>
          </table:table-cell>
          <table:table-cell table:style-name="ce13" table:formula="of:=PRODUCT([.I49];24)" office:value-type="float" office:value="129.1968" calcext:value-type="float">
            <text:p>$129.20</text:p>
          </table:table-cell>
          <table:table-cell table:style-name="ce13" table:formula="of:=PRODUCT([.J49];30)" office:value-type="float" office:value="3875.904" calcext:value-type="float">
            <text:p>$3,875.90</text:p>
          </table:table-cell>
          <table:table-cell table:style-name="ce13" table:formula="of:=PRODUCT([.J49];365)" office:value-type="float" office:value="47156.832" calcext:value-type="float">
            <text:p>$47,156.83</text:p>
          </table:table-cell>
        </table:table-row>
        <table:table-row table:style-name="ro2">
          <table:table-cell table:style-name="ce2" office:value-type="string" calcext:value-type="string">
            <text:p>r7i.16xlarge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.2336" calcext:value-type="float">
            <text:p>4.2336</text:p>
          </table:table-cell>
          <table:table-cell table:style-name="ce13" table:formula="of:=PRODUCT([.F50];24)" office:value-type="float" office:value="101.6064" calcext:value-type="float">
            <text:p>$101.61</text:p>
          </table:table-cell>
          <table:table-cell table:style-name="ce13" table:formula="of:=PRODUCT([.G50];365)" office:value-type="float" office:value="37086.336" calcext:value-type="float">
            <text:p>$37,086.34</text:p>
          </table:table-cell>
          <table:table-cell table:style-name="ce7" office:value-type="float" office:value="7.1776" calcext:value-type="float">
            <text:p>7.1776</text:p>
          </table:table-cell>
          <table:table-cell table:style-name="ce13" table:formula="of:=PRODUCT([.I50];24)" office:value-type="float" office:value="172.2624" calcext:value-type="float">
            <text:p>$172.26</text:p>
          </table:table-cell>
          <table:table-cell table:style-name="ce13" table:formula="of:=PRODUCT([.J50];30)" office:value-type="float" office:value="5167.872" calcext:value-type="float">
            <text:p>$5,167.87</text:p>
          </table:table-cell>
          <table:table-cell table:style-name="ce13" table:formula="of:=PRODUCT([.J50];365)" office:value-type="float" office:value="62875.776" calcext:value-type="float">
            <text:p>$62,875.78</text:p>
          </table:table-cell>
        </table:table-row>
        <table:table-row table:style-name="ro2">
          <table:table-cell table:style-name="ce2" office:value-type="string" calcext:value-type="string">
            <text:p>r7i.24xlarge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768" calcext:value-type="float">
            <text:p>768</text:p>
          </table:table-cell>
          <table:table-cell table:style-name="ce7" office:value-type="float" office:value="37.5" calcext:value-type="float">
            <text:p>37.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6.3504" calcext:value-type="float">
            <text:p>6.3504</text:p>
          </table:table-cell>
          <table:table-cell table:style-name="ce13" table:formula="of:=PRODUCT([.F51];24)" office:value-type="float" office:value="152.4096" calcext:value-type="float">
            <text:p>$152.41</text:p>
          </table:table-cell>
          <table:table-cell table:style-name="ce13" table:formula="of:=PRODUCT([.G51];365)" office:value-type="float" office:value="55629.504" calcext:value-type="float">
            <text:p>$55,629.50</text:p>
          </table:table-cell>
          <table:table-cell table:style-name="ce7" office:value-type="float" office:value="10.7664" calcext:value-type="float">
            <text:p>10.7664</text:p>
          </table:table-cell>
          <table:table-cell table:style-name="ce13" table:formula="of:=PRODUCT([.I51];24)" office:value-type="float" office:value="258.3936" calcext:value-type="float">
            <text:p>$258.39</text:p>
          </table:table-cell>
          <table:table-cell table:style-name="ce13" table:formula="of:=PRODUCT([.J51];30)" office:value-type="float" office:value="7751.808" calcext:value-type="float">
            <text:p>$7,751.81</text:p>
          </table:table-cell>
          <table:table-cell table:style-name="ce13" table:formula="of:=PRODUCT([.J51];365)" office:value-type="float" office:value="94313.664" calcext:value-type="float">
            <text:p>$94,313.66</text:p>
          </table:table-cell>
        </table:table-row>
        <table:table-row table:style-name="ro2">
          <table:table-cell table:style-name="ce2" office:value-type="string" calcext:value-type="string">
            <text:p>r7i.48xlarge</text:p>
          </table:table-cell>
          <table:table-cell table:style-name="ce7" office:value-type="float" office:value="192" calcext:value-type="float">
            <text:p>192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2.7008" calcext:value-type="float">
            <text:p>12.7008</text:p>
          </table:table-cell>
          <table:table-cell table:style-name="ce13" table:formula="of:=PRODUCT([.F52];24)" office:value-type="float" office:value="304.8192" calcext:value-type="float">
            <text:p>$304.82</text:p>
          </table:table-cell>
          <table:table-cell table:style-name="ce13" table:formula="of:=PRODUCT([.G52];365)" office:value-type="float" office:value="111259.008" calcext:value-type="float">
            <text:p>$111,259.01</text:p>
          </table:table-cell>
          <table:table-cell table:style-name="ce7" office:value-type="float" office:value="21.5328" calcext:value-type="float">
            <text:p>21.5328</text:p>
          </table:table-cell>
          <table:table-cell table:style-name="ce13" table:formula="of:=PRODUCT([.I52];24)" office:value-type="float" office:value="516.7872" calcext:value-type="float">
            <text:p>$516.79</text:p>
          </table:table-cell>
          <table:table-cell table:style-name="ce13" table:formula="of:=PRODUCT([.J52];30)" office:value-type="float" office:value="15503.616" calcext:value-type="float">
            <text:p>$15,503.62</text:p>
          </table:table-cell>
          <table:table-cell table:style-name="ce13" table:formula="of:=PRODUCT([.J52];365)" office:value-type="float" office:value="188627.328" calcext:value-type="float">
            <text:p>$188,627.33</text:p>
          </table:table-cell>
        </table:table-row>
        <table:table-row table:style-name="ro2">
          <table:table-cell table:style-name="ce2" office:value-type="string" calcext:value-type="string">
            <text:p>r7i.metal-24xl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768" calcext:value-type="float">
            <text:p>768</text:p>
          </table:table-cell>
          <table:table-cell table:style-name="ce7" office:value-type="float" office:value="37.5" calcext:value-type="float">
            <text:p>37.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6.3504" calcext:value-type="float">
            <text:p>6.3504</text:p>
          </table:table-cell>
          <table:table-cell table:style-name="ce13" table:formula="of:=PRODUCT([.F53];24)" office:value-type="float" office:value="152.4096" calcext:value-type="float">
            <text:p>$152.41</text:p>
          </table:table-cell>
          <table:table-cell table:style-name="ce13" table:formula="of:=PRODUCT([.G53];365)" office:value-type="float" office:value="55629.504" calcext:value-type="float">
            <text:p>$55,629.50</text:p>
          </table:table-cell>
          <table:table-cell table:style-name="ce7" office:value-type="float" office:value="10.7664" calcext:value-type="float">
            <text:p>10.7664</text:p>
          </table:table-cell>
          <table:table-cell table:style-name="ce13" table:formula="of:=PRODUCT([.I53];24)" office:value-type="float" office:value="258.3936" calcext:value-type="float">
            <text:p>$258.39</text:p>
          </table:table-cell>
          <table:table-cell table:style-name="ce13" table:formula="of:=PRODUCT([.J53];30)" office:value-type="float" office:value="7751.808" calcext:value-type="float">
            <text:p>$7,751.81</text:p>
          </table:table-cell>
          <table:table-cell table:style-name="ce13" table:formula="of:=PRODUCT([.J53];365)" office:value-type="float" office:value="94313.664" calcext:value-type="float">
            <text:p>$94,313.66</text:p>
          </table:table-cell>
        </table:table-row>
        <table:table-row table:style-name="ro2">
          <table:table-cell table:style-name="ce2" office:value-type="string" calcext:value-type="string">
            <text:p>r7i.metal-48xl</text:p>
          </table:table-cell>
          <table:table-cell table:style-name="ce7" office:value-type="float" office:value="192" calcext:value-type="float">
            <text:p>192</text:p>
          </table:table-cell>
          <table:table-cell table:style-name="ce7" office:value-type="float" office:value="1024" calcext:value-type="float">
            <text:p>102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2.7008" calcext:value-type="float">
            <text:p>12.7008</text:p>
          </table:table-cell>
          <table:table-cell table:style-name="ce13" table:formula="of:=PRODUCT([.F54];24)" office:value-type="float" office:value="304.8192" calcext:value-type="float">
            <text:p>$304.82</text:p>
          </table:table-cell>
          <table:table-cell table:style-name="ce13" table:formula="of:=PRODUCT([.G54];365)" office:value-type="float" office:value="111259.008" calcext:value-type="float">
            <text:p>$111,259.01</text:p>
          </table:table-cell>
          <table:table-cell table:style-name="ce7" office:value-type="float" office:value="21.5328" calcext:value-type="float">
            <text:p>21.5328</text:p>
          </table:table-cell>
          <table:table-cell table:style-name="ce13" table:formula="of:=PRODUCT([.I54];24)" office:value-type="float" office:value="516.7872" calcext:value-type="float">
            <text:p>$516.79</text:p>
          </table:table-cell>
          <table:table-cell table:style-name="ce13" table:formula="of:=PRODUCT([.J54];30)" office:value-type="float" office:value="15503.616" calcext:value-type="float">
            <text:p>$15,503.62</text:p>
          </table:table-cell>
          <table:table-cell table:style-name="ce13" table:formula="of:=PRODUCT([.J54];365)" office:value-type="float" office:value="188627.328" calcext:value-type="float">
            <text:p>$188,627.33</text:p>
          </table:table-cell>
        </table:table-row>
        <table:table-row table:style-name="ro2">
          <table:table-cell table:style-name="ce2" office:value-type="string" calcext:value-type="string">
            <text:p>c6i.larg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Up to 12.5</text:p>
          </table:table-cell>
          <table:table-cell table:style-name="ce7" office:value-type="string" calcext:value-type="string">
            <text:p>Up to 10</text:p>
          </table:table-cell>
          <table:table-cell table:style-name="ce7" office:value-type="float" office:value="0.85" calcext:value-type="float">
            <text:p>0.85</text:p>
          </table:table-cell>
          <table:table-cell table:style-name="ce13" table:formula="of:=PRODUCT([.F55];24)" office:value-type="float" office:value="20.4" calcext:value-type="float">
            <text:p>$20.40</text:p>
          </table:table-cell>
          <table:table-cell table:style-name="ce13" table:formula="of:=PRODUCT([.G55];365)" office:value-type="float" office:value="7446" calcext:value-type="float">
            <text:p>$7,446.00</text:p>
          </table:table-cell>
          <table:table-cell table:style-name="ce7" office:value-type="float" office:value="0.177" calcext:value-type="float">
            <text:p>0.177</text:p>
          </table:table-cell>
          <table:table-cell table:style-name="ce13" table:formula="of:=PRODUCT([.I55];24)" office:value-type="float" office:value="4.248" calcext:value-type="float">
            <text:p>$4.25</text:p>
          </table:table-cell>
          <table:table-cell table:style-name="ce13" table:formula="of:=PRODUCT([.J55];30)" office:value-type="float" office:value="127.44" calcext:value-type="float">
            <text:p>$127.44</text:p>
          </table:table-cell>
          <table:table-cell table:style-name="ce13" table:formula="of:=PRODUCT([.J55];365)" office:value-type="float" office:value="1550.52" calcext:value-type="float">
            <text:p>$1,550.52</text:p>
          </table:table-cell>
        </table:table-row>
        <table:table-row table:style-name="ro2">
          <table:table-cell table:style-name="ce2" office:value-type="string" calcext:value-type="string">
            <text:p>c6i.xlarg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Up to 12.5</text:p>
          </table:table-cell>
          <table:table-cell table:style-name="ce7" office:value-type="string" calcext:value-type="string">
            <text:p>Up to 10</text:p>
          </table:table-cell>
          <table:table-cell table:style-name="ce7" office:value-type="float" office:value="0.17" calcext:value-type="float">
            <text:p>0.17</text:p>
          </table:table-cell>
          <table:table-cell table:style-name="ce13" table:formula="of:=PRODUCT([.F56];24)" office:value-type="float" office:value="4.08" calcext:value-type="float">
            <text:p>$4.08</text:p>
          </table:table-cell>
          <table:table-cell table:style-name="ce13" table:formula="of:=PRODUCT([.G56];365)" office:value-type="float" office:value="1489.2" calcext:value-type="float">
            <text:p>$1,489.20</text:p>
          </table:table-cell>
          <table:table-cell table:style-name="ce7" office:value-type="float" office:value="0.354" calcext:value-type="float">
            <text:p>0.354</text:p>
          </table:table-cell>
          <table:table-cell table:style-name="ce13" table:formula="of:=PRODUCT([.I56];24)" office:value-type="float" office:value="8.496" calcext:value-type="float">
            <text:p>$8.50</text:p>
          </table:table-cell>
          <table:table-cell table:style-name="ce13" table:formula="of:=PRODUCT([.J56];30)" office:value-type="float" office:value="254.88" calcext:value-type="float">
            <text:p>$254.88</text:p>
          </table:table-cell>
          <table:table-cell table:style-name="ce13" table:formula="of:=PRODUCT([.J56];365)" office:value-type="float" office:value="3101.04" calcext:value-type="float">
            <text:p>$3,101.04</text:p>
          </table:table-cell>
        </table:table-row>
        <table:table-row table:style-name="ro2">
          <table:table-cell table:style-name="ce2" office:value-type="string" calcext:value-type="string">
            <text:p>c6i.2xlarg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Up to 12.5</text:p>
          </table:table-cell>
          <table:table-cell table:style-name="ce7" office:value-type="string" calcext:value-type="string">
            <text:p>Up to 10</text:p>
          </table:table-cell>
          <table:table-cell table:style-name="ce7" office:value-type="float" office:value="0.34" calcext:value-type="float">
            <text:p>0.34</text:p>
          </table:table-cell>
          <table:table-cell table:style-name="ce13" table:formula="of:=PRODUCT([.F57];24)" office:value-type="float" office:value="8.16" calcext:value-type="float">
            <text:p>$8.16</text:p>
          </table:table-cell>
          <table:table-cell table:style-name="ce13" table:formula="of:=PRODUCT([.G57];365)" office:value-type="float" office:value="2978.4" calcext:value-type="float">
            <text:p>$2,978.40</text:p>
          </table:table-cell>
          <table:table-cell table:style-name="ce7" office:value-type="float" office:value="0.708" calcext:value-type="float">
            <text:p>0.708</text:p>
          </table:table-cell>
          <table:table-cell table:style-name="ce13" table:formula="of:=PRODUCT([.I57];24)" office:value-type="float" office:value="16.992" calcext:value-type="float">
            <text:p>$16.99</text:p>
          </table:table-cell>
          <table:table-cell table:style-name="ce13" table:formula="of:=PRODUCT([.J57];30)" office:value-type="float" office:value="509.76" calcext:value-type="float">
            <text:p>$509.76</text:p>
          </table:table-cell>
          <table:table-cell table:style-name="ce13" table:formula="of:=PRODUCT([.J57];365)" office:value-type="float" office:value="6202.08" calcext:value-type="float">
            <text:p>$6,202.08</text:p>
          </table:table-cell>
        </table:table-row>
        <table:table-row table:style-name="ro2">
          <table:table-cell table:style-name="ce3" office:value-type="string" calcext:value-type="string">
            <text:p>c6i.4xlarge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Up to 12.5</text:p>
          </table:table-cell>
          <table:table-cell table:style-name="ce8" office:value-type="string" calcext:value-type="string">
            <text:p>Up to 10</text:p>
          </table:table-cell>
          <table:table-cell table:style-name="ce8" office:value-type="float" office:value="0.68" calcext:value-type="float">
            <text:p>0.68</text:p>
          </table:table-cell>
          <table:table-cell table:style-name="ce13" table:formula="of:=PRODUCT([.F58];24)" office:value-type="float" office:value="16.32" calcext:value-type="float">
            <text:p>$16.32</text:p>
          </table:table-cell>
          <table:table-cell table:style-name="ce13" table:formula="of:=PRODUCT([.G58];365)" office:value-type="float" office:value="5956.8" calcext:value-type="float">
            <text:p>$5,956.80</text:p>
          </table:table-cell>
          <table:table-cell table:style-name="ce8" office:value-type="float" office:value="1.416" calcext:value-type="float">
            <text:p>1.416</text:p>
          </table:table-cell>
          <table:table-cell table:style-name="ce13" table:formula="of:=PRODUCT([.I58];24)" office:value-type="float" office:value="33.984" calcext:value-type="float">
            <text:p>$33.98</text:p>
          </table:table-cell>
          <table:table-cell table:style-name="ce13" table:formula="of:=PRODUCT([.J58];30)" office:value-type="float" office:value="1019.52" calcext:value-type="float">
            <text:p>$1,019.52</text:p>
          </table:table-cell>
          <table:table-cell table:style-name="ce13" table:formula="of:=PRODUCT([.J58];365)" office:value-type="float" office:value="12404.16" calcext:value-type="float">
            <text:p>$12,404.16</text:p>
          </table:table-cell>
        </table:table-row>
        <table:table-row table:style-name="ro2">
          <table:table-cell table:style-name="ce2" office:value-type="string" calcext:value-type="string">
            <text:p>c6i.8xlarge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12.5" calcext:value-type="float">
            <text:p>12.5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.36" calcext:value-type="float">
            <text:p>1.36</text:p>
          </table:table-cell>
          <table:table-cell table:style-name="ce13" table:formula="of:=PRODUCT([.F59];24)" office:value-type="float" office:value="32.64" calcext:value-type="float">
            <text:p>$32.64</text:p>
          </table:table-cell>
          <table:table-cell table:style-name="ce13" table:formula="of:=PRODUCT([.G59];365)" office:value-type="float" office:value="11913.6" calcext:value-type="float">
            <text:p>$11,913.60</text:p>
          </table:table-cell>
          <table:table-cell table:style-name="ce8" office:value-type="float" office:value="2.832" calcext:value-type="float">
            <text:p>2.832</text:p>
          </table:table-cell>
          <table:table-cell table:style-name="ce13" table:formula="of:=PRODUCT([.I59];24)" office:value-type="float" office:value="67.968" calcext:value-type="float">
            <text:p>$67.97</text:p>
          </table:table-cell>
          <table:table-cell table:style-name="ce13" table:formula="of:=PRODUCT([.J59];30)" office:value-type="float" office:value="2039.04" calcext:value-type="float">
            <text:p>$2,039.04</text:p>
          </table:table-cell>
          <table:table-cell table:style-name="ce13" table:formula="of:=PRODUCT([.J59];365)" office:value-type="float" office:value="24808.32" calcext:value-type="float">
            <text:p>$24,808.32</text:p>
          </table:table-cell>
        </table:table-row>
        <table:table-row table:style-name="ro2">
          <table:table-cell table:style-name="ce3" office:value-type="string" calcext:value-type="string">
            <text:p>c6i.12xlarge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18.75" calcext:value-type="float">
            <text:p>18.7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.04" calcext:value-type="float">
            <text:p>2.04</text:p>
          </table:table-cell>
          <table:table-cell table:style-name="ce13" table:formula="of:=PRODUCT([.F60];24)" office:value-type="float" office:value="48.96" calcext:value-type="float">
            <text:p>$48.96</text:p>
          </table:table-cell>
          <table:table-cell table:style-name="ce13" table:formula="of:=PRODUCT([.G60];365)" office:value-type="float" office:value="17870.4" calcext:value-type="float">
            <text:p>$17,870.40</text:p>
          </table:table-cell>
          <table:table-cell table:style-name="ce8" office:value-type="float" office:value="4.248" calcext:value-type="float">
            <text:p>4.248</text:p>
          </table:table-cell>
          <table:table-cell table:style-name="ce13" table:formula="of:=PRODUCT([.I60];24)" office:value-type="float" office:value="101.952" calcext:value-type="float">
            <text:p>$101.95</text:p>
          </table:table-cell>
          <table:table-cell table:style-name="ce13" table:formula="of:=PRODUCT([.J60];30)" office:value-type="float" office:value="3058.56" calcext:value-type="float">
            <text:p>$3,058.56</text:p>
          </table:table-cell>
          <table:table-cell table:style-name="ce13" table:formula="of:=PRODUCT([.J60];365)" office:value-type="float" office:value="37212.48" calcext:value-type="float">
            <text:p>$37,212.48</text:p>
          </table:table-cell>
        </table:table-row>
        <table:table-row table:style-name="ro2">
          <table:table-cell table:style-name="ce2" office:value-type="string" calcext:value-type="string">
            <text:p>c6i.16xlarge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float" office:value="2.72" calcext:value-type="float">
            <text:p>2.72</text:p>
          </table:table-cell>
          <table:table-cell table:style-name="ce13" table:formula="of:=PRODUCT([.F61];24)" office:value-type="float" office:value="65.28" calcext:value-type="float">
            <text:p>$65.28</text:p>
          </table:table-cell>
          <table:table-cell table:style-name="ce13" table:formula="of:=PRODUCT([.G61];365)" office:value-type="float" office:value="23827.2" calcext:value-type="float">
            <text:p>$23,827.20</text:p>
          </table:table-cell>
          <table:table-cell table:style-name="ce8" office:value-type="float" office:value="5.664" calcext:value-type="float">
            <text:p>5.664</text:p>
          </table:table-cell>
          <table:table-cell table:style-name="ce13" table:formula="of:=PRODUCT([.I61];24)" office:value-type="float" office:value="135.936" calcext:value-type="float">
            <text:p>$135.94</text:p>
          </table:table-cell>
          <table:table-cell table:style-name="ce13" table:formula="of:=PRODUCT([.J61];30)" office:value-type="float" office:value="4078.08" calcext:value-type="float">
            <text:p>$4,078.08</text:p>
          </table:table-cell>
          <table:table-cell table:style-name="ce13" table:formula="of:=PRODUCT([.J61];365)" office:value-type="float" office:value="49616.64" calcext:value-type="float">
            <text:p>$49,616.64</text:p>
          </table:table-cell>
        </table:table-row>
        <table:table-row table:style-name="ro2">
          <table:table-cell table:style-name="ce3" office:value-type="string" calcext:value-type="string">
            <text:p>c6i.24xlarge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37.5" calcext:value-type="float">
            <text:p>37.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.08" calcext:value-type="float">
            <text:p>4.08</text:p>
          </table:table-cell>
          <table:table-cell table:style-name="ce13" table:formula="of:=PRODUCT([.F62];24)" office:value-type="float" office:value="97.92" calcext:value-type="float">
            <text:p>$97.92</text:p>
          </table:table-cell>
          <table:table-cell table:style-name="ce13" table:formula="of:=PRODUCT([.G62];365)" office:value-type="float" office:value="35740.8" calcext:value-type="float">
            <text:p>$35,740.80</text:p>
          </table:table-cell>
          <table:table-cell table:style-name="ce8" office:value-type="float" office:value="8.496" calcext:value-type="float">
            <text:p>8.496</text:p>
          </table:table-cell>
          <table:table-cell table:style-name="ce13" table:formula="of:=PRODUCT([.I62];24)" office:value-type="float" office:value="203.904" calcext:value-type="float">
            <text:p>$203.90</text:p>
          </table:table-cell>
          <table:table-cell table:style-name="ce13" table:formula="of:=PRODUCT([.J62];30)" office:value-type="float" office:value="6117.12" calcext:value-type="float">
            <text:p>$6,117.12</text:p>
          </table:table-cell>
          <table:table-cell table:style-name="ce13" table:formula="of:=PRODUCT([.J62];365)" office:value-type="float" office:value="74424.96" calcext:value-type="float">
            <text:p>$74,424.96</text:p>
          </table:table-cell>
        </table:table-row>
        <table:table-row table:style-name="ro2">
          <table:table-cell table:style-name="ce2" office:value-type="string" calcext:value-type="string">
            <text:p>c6i.32xlarge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0" calcext:value-type="float">
            <text:p>40</text:p>
          </table:table-cell>
          <table:table-cell table:style-name="ce8" office:value-type="float" office:value="5.44" calcext:value-type="float">
            <text:p>5.44</text:p>
          </table:table-cell>
          <table:table-cell table:style-name="ce13" table:formula="of:=PRODUCT([.F63];24)" office:value-type="float" office:value="130.56" calcext:value-type="float">
            <text:p>$130.56</text:p>
          </table:table-cell>
          <table:table-cell table:style-name="ce13" table:formula="of:=PRODUCT([.G63];365)" office:value-type="float" office:value="47654.4" calcext:value-type="float">
            <text:p>$47,654.40</text:p>
          </table:table-cell>
          <table:table-cell table:style-name="ce8" office:value-type="float" office:value="11.328" calcext:value-type="float">
            <text:p>11.328</text:p>
          </table:table-cell>
          <table:table-cell table:style-name="ce13" table:formula="of:=PRODUCT([.I63];24)" office:value-type="float" office:value="271.872" calcext:value-type="float">
            <text:p>$271.87</text:p>
          </table:table-cell>
          <table:table-cell table:style-name="ce13" table:formula="of:=PRODUCT([.J63];30)" office:value-type="float" office:value="8156.16" calcext:value-type="float">
            <text:p>$8,156.16</text:p>
          </table:table-cell>
          <table:table-cell table:style-name="ce13" table:formula="of:=PRODUCT([.J63];365)" office:value-type="float" office:value="99233.28" calcext:value-type="float">
            <text:p>$99,233.28</text:p>
          </table:table-cell>
        </table:table-row>
        <table:table-row table:style-name="ro2">
          <table:table-cell table:style-name="ce3" office:value-type="string" calcext:value-type="string">
            <text:p>c6i.metal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.44" calcext:value-type="float">
            <text:p>5.44</text:p>
          </table:table-cell>
          <table:table-cell table:style-name="ce13" table:formula="of:=PRODUCT([.F64];24)" office:value-type="float" office:value="130.56" calcext:value-type="float">
            <text:p>$130.56</text:p>
          </table:table-cell>
          <table:table-cell table:style-name="ce13" table:formula="of:=PRODUCT([.G64];365)" office:value-type="float" office:value="47654.4" calcext:value-type="float">
            <text:p>$47,654.40</text:p>
          </table:table-cell>
          <table:table-cell table:style-name="ce8" office:value-type="float" office:value="11.328" calcext:value-type="float">
            <text:p>11.328</text:p>
          </table:table-cell>
          <table:table-cell table:style-name="ce13" table:formula="of:=PRODUCT([.I64];24)" office:value-type="float" office:value="271.872" calcext:value-type="float">
            <text:p>$271.87</text:p>
          </table:table-cell>
          <table:table-cell table:style-name="ce13" table:formula="of:=PRODUCT([.J64];30)" office:value-type="float" office:value="8156.16" calcext:value-type="float">
            <text:p>$8,156.16</text:p>
          </table:table-cell>
          <table:table-cell table:style-name="ce13" table:formula="of:=PRODUCT([.J64];365)" office:value-type="float" office:value="99233.28" calcext:value-type="float">
            <text:p>$99,233.28</text:p>
          </table:table-cell>
        </table:table-row>
        <table:table-row table:style-name="ro2">
          <table:table-cell table:style-name="ce2" office:value-type="string" calcext:value-type="string">
            <text:p>c7i.large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Up to 12.5</text:p>
          </table:table-cell>
          <table:table-cell table:style-name="ce8" office:value-type="string" calcext:value-type="string">
            <text:p>Up to 10</text:p>
          </table:table-cell>
          <table:table-cell table:style-name="ce8" office:value-type="float" office:value="0.8925" calcext:value-type="float">
            <text:p>0.8925</text:p>
          </table:table-cell>
          <table:table-cell table:style-name="ce13" table:formula="of:=PRODUCT([.F65];24)" office:value-type="float" office:value="21.42" calcext:value-type="float">
            <text:p>$21.42</text:p>
          </table:table-cell>
          <table:table-cell table:style-name="ce13" table:formula="of:=PRODUCT([.G65];365)" office:value-type="float" office:value="7818.3" calcext:value-type="float">
            <text:p>$7,818.30</text:p>
          </table:table-cell>
          <table:table-cell table:style-name="ce8" office:value-type="float" office:value="0.18125" calcext:value-type="float">
            <text:p>0.18125</text:p>
          </table:table-cell>
          <table:table-cell table:style-name="ce13" table:formula="of:=PRODUCT([.I65];24)" office:value-type="float" office:value="4.35" calcext:value-type="float">
            <text:p>$4.35</text:p>
          </table:table-cell>
          <table:table-cell table:style-name="ce13" table:formula="of:=PRODUCT([.J65];30)" office:value-type="float" office:value="130.5" calcext:value-type="float">
            <text:p>$130.50</text:p>
          </table:table-cell>
          <table:table-cell table:style-name="ce13" table:formula="of:=PRODUCT([.J65];365)" office:value-type="float" office:value="1587.75" calcext:value-type="float">
            <text:p>$1,587.75</text:p>
          </table:table-cell>
        </table:table-row>
        <table:table-row table:style-name="ro2">
          <table:table-cell table:style-name="ce3" office:value-type="string" calcext:value-type="string">
            <text:p>c7i.xlarg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Up to 12.5</text:p>
          </table:table-cell>
          <table:table-cell table:style-name="ce8" office:value-type="string" calcext:value-type="string">
            <text:p>Up to 10</text:p>
          </table:table-cell>
          <table:table-cell table:style-name="ce8" office:value-type="float" office:value="0.1785" calcext:value-type="float">
            <text:p>0.1785</text:p>
          </table:table-cell>
          <table:table-cell table:style-name="ce13" table:formula="of:=PRODUCT([.F66];24)" office:value-type="float" office:value="4.284" calcext:value-type="float">
            <text:p>$4.28</text:p>
          </table:table-cell>
          <table:table-cell table:style-name="ce13" table:formula="of:=PRODUCT([.G66];365)" office:value-type="float" office:value="1563.66" calcext:value-type="float">
            <text:p>$1,563.66</text:p>
          </table:table-cell>
          <table:table-cell table:style-name="ce8" office:value-type="float" office:value="0.3625" calcext:value-type="float">
            <text:p>0.3625</text:p>
          </table:table-cell>
          <table:table-cell table:style-name="ce13" table:formula="of:=PRODUCT([.I66];24)" office:value-type="float" office:value="8.7" calcext:value-type="float">
            <text:p>$8.70</text:p>
          </table:table-cell>
          <table:table-cell table:style-name="ce13" table:formula="of:=PRODUCT([.J66];30)" office:value-type="float" office:value="261" calcext:value-type="float">
            <text:p>$261.00</text:p>
          </table:table-cell>
          <table:table-cell table:style-name="ce13" table:formula="of:=PRODUCT([.J66];365)" office:value-type="float" office:value="3175.5" calcext:value-type="float">
            <text:p>$3,175.50</text:p>
          </table:table-cell>
        </table:table-row>
        <table:table-row table:style-name="ro2">
          <table:table-cell table:style-name="ce2" office:value-type="string" calcext:value-type="string">
            <text:p>c7i.2xlarge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Up to 12.5</text:p>
          </table:table-cell>
          <table:table-cell table:style-name="ce8" office:value-type="string" calcext:value-type="string">
            <text:p>Up to 10</text:p>
          </table:table-cell>
          <table:table-cell table:style-name="ce8" office:value-type="float" office:value="0.357" calcext:value-type="float">
            <text:p>0.357</text:p>
          </table:table-cell>
          <table:table-cell table:style-name="ce13" table:formula="of:=PRODUCT([.F67];24)" office:value-type="float" office:value="8.568" calcext:value-type="float">
            <text:p>$8.57</text:p>
          </table:table-cell>
          <table:table-cell table:style-name="ce13" table:formula="of:=PRODUCT([.G67];365)" office:value-type="float" office:value="3127.32" calcext:value-type="float">
            <text:p>$3,127.32</text:p>
          </table:table-cell>
          <table:table-cell table:style-name="ce8" office:value-type="float" office:value="0.725" calcext:value-type="float">
            <text:p>0.725</text:p>
          </table:table-cell>
          <table:table-cell table:style-name="ce13" table:formula="of:=PRODUCT([.I67];24)" office:value-type="float" office:value="17.4" calcext:value-type="float">
            <text:p>$17.40</text:p>
          </table:table-cell>
          <table:table-cell table:style-name="ce13" table:formula="of:=PRODUCT([.J67];30)" office:value-type="float" office:value="522" calcext:value-type="float">
            <text:p>$522.00</text:p>
          </table:table-cell>
          <table:table-cell table:style-name="ce13" table:formula="of:=PRODUCT([.J67];365)" office:value-type="float" office:value="6351" calcext:value-type="float">
            <text:p>$6,351.00</text:p>
          </table:table-cell>
        </table:table-row>
        <table:table-row table:style-name="ro2">
          <table:table-cell table:style-name="ce3" office:value-type="string" calcext:value-type="string">
            <text:p>c7i.4xlarge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Up to 12.5</text:p>
          </table:table-cell>
          <table:table-cell table:style-name="ce8" office:value-type="string" calcext:value-type="string">
            <text:p>Up to 10</text:p>
          </table:table-cell>
          <table:table-cell table:style-name="ce8" office:value-type="float" office:value="0.714" calcext:value-type="float">
            <text:p>0.714</text:p>
          </table:table-cell>
          <table:table-cell table:style-name="ce13" table:formula="of:=PRODUCT([.F68];24)" office:value-type="float" office:value="17.136" calcext:value-type="float">
            <text:p>$17.14</text:p>
          </table:table-cell>
          <table:table-cell table:style-name="ce13" table:formula="of:=PRODUCT([.G68];365)" office:value-type="float" office:value="6254.64" calcext:value-type="float">
            <text:p>$6,254.64</text:p>
          </table:table-cell>
          <table:table-cell table:style-name="ce8" office:value-type="float" office:value="1.45" calcext:value-type="float">
            <text:p>1.45</text:p>
          </table:table-cell>
          <table:table-cell table:style-name="ce13" table:formula="of:=PRODUCT([.I68];24)" office:value-type="float" office:value="34.8" calcext:value-type="float">
            <text:p>$34.80</text:p>
          </table:table-cell>
          <table:table-cell table:style-name="ce13" table:formula="of:=PRODUCT([.J68];30)" office:value-type="float" office:value="1044" calcext:value-type="float">
            <text:p>$1,044.00</text:p>
          </table:table-cell>
          <table:table-cell table:style-name="ce13" table:formula="of:=PRODUCT([.J68];365)" office:value-type="float" office:value="12702" calcext:value-type="float">
            <text:p>$12,702.00</text:p>
          </table:table-cell>
        </table:table-row>
        <table:table-row table:style-name="ro2">
          <table:table-cell table:style-name="ce2" office:value-type="string" calcext:value-type="string">
            <text:p>c7i.8xlarge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12.5" calcext:value-type="float">
            <text:p>12.5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float" office:value="1.428" calcext:value-type="float">
            <text:p>1.428</text:p>
          </table:table-cell>
          <table:table-cell table:style-name="ce13" table:formula="of:=PRODUCT([.F69];24)" office:value-type="float" office:value="34.272" calcext:value-type="float">
            <text:p>$34.27</text:p>
          </table:table-cell>
          <table:table-cell table:style-name="ce13" table:formula="of:=PRODUCT([.G69];365)" office:value-type="float" office:value="12509.28" calcext:value-type="float">
            <text:p>$12,509.28</text:p>
          </table:table-cell>
          <table:table-cell table:style-name="ce8" office:value-type="float" office:value="2.9" calcext:value-type="float">
            <text:p>2.9</text:p>
          </table:table-cell>
          <table:table-cell table:style-name="ce13" table:formula="of:=PRODUCT([.I69];24)" office:value-type="float" office:value="69.6" calcext:value-type="float">
            <text:p>$69.60</text:p>
          </table:table-cell>
          <table:table-cell table:style-name="ce13" table:formula="of:=PRODUCT([.J69];30)" office:value-type="float" office:value="2088" calcext:value-type="float">
            <text:p>$2,088.00</text:p>
          </table:table-cell>
          <table:table-cell table:style-name="ce13" table:formula="of:=PRODUCT([.J69];365)" office:value-type="float" office:value="25404" calcext:value-type="float">
            <text:p>$25,404.00</text:p>
          </table:table-cell>
        </table:table-row>
        <table:table-row table:style-name="ro2">
          <table:table-cell table:style-name="ce3" office:value-type="string" calcext:value-type="string">
            <text:p>c7i.12xlarge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18.75" calcext:value-type="float">
            <text:p>18.7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.142" calcext:value-type="float">
            <text:p>2.142</text:p>
          </table:table-cell>
          <table:table-cell table:style-name="ce13" table:formula="of:=PRODUCT([.F70];24)" office:value-type="float" office:value="51.408" calcext:value-type="float">
            <text:p>$51.41</text:p>
          </table:table-cell>
          <table:table-cell table:style-name="ce13" table:formula="of:=PRODUCT([.G70];365)" office:value-type="float" office:value="18763.92" calcext:value-type="float">
            <text:p>$18,763.92</text:p>
          </table:table-cell>
          <table:table-cell table:style-name="ce8" office:value-type="float" office:value="4.35" calcext:value-type="float">
            <text:p>4.35</text:p>
          </table:table-cell>
          <table:table-cell table:style-name="ce13" table:formula="of:=PRODUCT([.I70];24)" office:value-type="float" office:value="104.4" calcext:value-type="float">
            <text:p>$104.40</text:p>
          </table:table-cell>
          <table:table-cell table:style-name="ce13" table:formula="of:=PRODUCT([.J70];30)" office:value-type="float" office:value="3132" calcext:value-type="float">
            <text:p>$3,132.00</text:p>
          </table:table-cell>
          <table:table-cell table:style-name="ce13" table:formula="of:=PRODUCT([.J70];365)" office:value-type="float" office:value="38106" calcext:value-type="float">
            <text:p>$38,106.00</text:p>
          </table:table-cell>
        </table:table-row>
        <table:table-row table:style-name="ro2">
          <table:table-cell table:style-name="ce2" office:value-type="string" calcext:value-type="string">
            <text:p>c7i.16xlarge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float" office:value="2.856" calcext:value-type="float">
            <text:p>2.856</text:p>
          </table:table-cell>
          <table:table-cell table:style-name="ce13" table:formula="of:=PRODUCT([.F71];24)" office:value-type="float" office:value="68.544" calcext:value-type="float">
            <text:p>$68.54</text:p>
          </table:table-cell>
          <table:table-cell table:style-name="ce13" table:formula="of:=PRODUCT([.G71];365)" office:value-type="float" office:value="25018.56" calcext:value-type="float">
            <text:p>$25,018.56</text:p>
          </table:table-cell>
          <table:table-cell table:style-name="ce8" office:value-type="float" office:value="5.8" calcext:value-type="float">
            <text:p>5.8</text:p>
          </table:table-cell>
          <table:table-cell table:style-name="ce13" table:formula="of:=PRODUCT([.I71];24)" office:value-type="float" office:value="139.2" calcext:value-type="float">
            <text:p>$139.20</text:p>
          </table:table-cell>
          <table:table-cell table:style-name="ce13" table:formula="of:=PRODUCT([.J71];30)" office:value-type="float" office:value="4176" calcext:value-type="float">
            <text:p>$4,176.00</text:p>
          </table:table-cell>
          <table:table-cell table:style-name="ce13" table:formula="of:=PRODUCT([.J71];365)" office:value-type="float" office:value="50808" calcext:value-type="float">
            <text:p>$50,808.00</text:p>
          </table:table-cell>
        </table:table-row>
        <table:table-row table:style-name="ro2">
          <table:table-cell table:style-name="ce3" office:value-type="string" calcext:value-type="string">
            <text:p>c7i.24xlarge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192" calcext:value-type="float">
            <text:p>192</text:p>
          </table:table-cell>
          <table:table-cell table:style-name="ce8" office:value-type="float" office:value="37.5" calcext:value-type="float">
            <text:p>37.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.284" calcext:value-type="float">
            <text:p>4.284</text:p>
          </table:table-cell>
          <table:table-cell table:style-name="ce13" table:formula="of:=PRODUCT([.F72];24)" office:value-type="float" office:value="102.816" calcext:value-type="float">
            <text:p>$102.82</text:p>
          </table:table-cell>
          <table:table-cell table:style-name="ce13" table:formula="of:=PRODUCT([.G72];365)" office:value-type="float" office:value="37527.84" calcext:value-type="float">
            <text:p>$37,527.84</text:p>
          </table:table-cell>
          <table:table-cell table:style-name="ce8" office:value-type="float" office:value="8.7" calcext:value-type="float">
            <text:p>8.7</text:p>
          </table:table-cell>
          <table:table-cell table:style-name="ce13" table:formula="of:=PRODUCT([.I72];24)" office:value-type="float" office:value="208.8" calcext:value-type="float">
            <text:p>$208.80</text:p>
          </table:table-cell>
          <table:table-cell table:style-name="ce13" table:formula="of:=PRODUCT([.J72];30)" office:value-type="float" office:value="6264" calcext:value-type="float">
            <text:p>$6,264.00</text:p>
          </table:table-cell>
          <table:table-cell table:style-name="ce13" table:formula="of:=PRODUCT([.J72];365)" office:value-type="float" office:value="76212" calcext:value-type="float">
            <text:p>$76,212.00</text:p>
          </table:table-cell>
        </table:table-row>
        <table:table-row table:style-name="ro2">
          <table:table-cell table:style-name="ce2" office:value-type="string" calcext:value-type="string">
            <text:p>c7i.48xlarge</text:p>
          </table:table-cell>
          <table:table-cell table:style-name="ce7" office:value-type="float" office:value="192" calcext:value-type="float">
            <text:p>192</text:p>
          </table:table-cell>
          <table:table-cell table:style-name="ce7" office:value-type="float" office:value="768" calcext:value-type="float">
            <text:p>76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0" calcext:value-type="float">
            <text:p>40</text:p>
          </table:table-cell>
          <table:table-cell table:style-name="ce8" office:value-type="float" office:value="8.568" calcext:value-type="float">
            <text:p>8.568</text:p>
          </table:table-cell>
          <table:table-cell table:style-name="ce13" table:formula="of:=PRODUCT([.F73];24)" office:value-type="float" office:value="205.632" calcext:value-type="float">
            <text:p>$205.63</text:p>
          </table:table-cell>
          <table:table-cell table:style-name="ce13" table:formula="of:=PRODUCT([.G73];365)" office:value-type="float" office:value="75055.68" calcext:value-type="float">
            <text:p>$75,055.68</text:p>
          </table:table-cell>
          <table:table-cell table:style-name="ce8" office:value-type="float" office:value="17.4" calcext:value-type="float">
            <text:p>17.4</text:p>
          </table:table-cell>
          <table:table-cell table:style-name="ce13" table:formula="of:=PRODUCT([.I73];24)" office:value-type="float" office:value="417.6" calcext:value-type="float">
            <text:p>$417.60</text:p>
          </table:table-cell>
          <table:table-cell table:style-name="ce13" table:formula="of:=PRODUCT([.J73];30)" office:value-type="float" office:value="12528" calcext:value-type="float">
            <text:p>$12,528.00</text:p>
          </table:table-cell>
          <table:table-cell table:style-name="ce13" table:formula="of:=PRODUCT([.J73];365)" office:value-type="float" office:value="152424" calcext:value-type="float">
            <text:p>$152,424.00</text:p>
          </table:table-cell>
        </table:table-row>
        <table:table-row table:style-name="ro2">
          <table:table-cell table:style-name="ce3" office:value-type="string" calcext:value-type="string">
            <text:p>c7i.metal-24xl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384" calcext:value-type="float">
            <text:p>384</text:p>
          </table:table-cell>
          <table:table-cell table:style-name="ce8" office:value-type="float" office:value="37.5" calcext:value-type="float">
            <text:p>37.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.284" calcext:value-type="float">
            <text:p>4.284</text:p>
          </table:table-cell>
          <table:table-cell table:style-name="ce13" table:formula="of:=PRODUCT([.F74];24)" office:value-type="float" office:value="102.816" calcext:value-type="float">
            <text:p>$102.82</text:p>
          </table:table-cell>
          <table:table-cell table:style-name="ce13" table:formula="of:=PRODUCT([.G74];365)" office:value-type="float" office:value="37527.84" calcext:value-type="float">
            <text:p>$37,527.84</text:p>
          </table:table-cell>
          <table:table-cell table:style-name="ce8" office:value-type="float" office:value="8.7" calcext:value-type="float">
            <text:p>8.7</text:p>
          </table:table-cell>
          <table:table-cell table:style-name="ce13" table:formula="of:=PRODUCT([.I74];24)" office:value-type="float" office:value="208.8" calcext:value-type="float">
            <text:p>$208.80</text:p>
          </table:table-cell>
          <table:table-cell table:style-name="ce13" table:formula="of:=PRODUCT([.J74];30)" office:value-type="float" office:value="6264" calcext:value-type="float">
            <text:p>$6,264.00</text:p>
          </table:table-cell>
          <table:table-cell table:style-name="ce13" table:formula="of:=PRODUCT([.J74];365)" office:value-type="float" office:value="76212" calcext:value-type="float">
            <text:p>$76,212.00</text:p>
          </table:table-cell>
        </table:table-row>
        <table:table-row table:style-name="ro2">
          <table:table-cell table:style-name="ce4" office:value-type="string" calcext:value-type="string">
            <text:p>c7i.metal-48xl</text:p>
          </table:table-cell>
          <table:table-cell table:style-name="ce9" office:value-type="float" office:value="192" calcext:value-type="float">
            <text:p>192</text:p>
          </table:table-cell>
          <table:table-cell table:style-name="ce9" office:value-type="float" office:value="768" calcext:value-type="float">
            <text:p>76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0" calcext:value-type="float">
            <text:p>40</text:p>
          </table:table-cell>
          <table:table-cell table:style-name="ce8" office:value-type="float" office:value="8.568" calcext:value-type="float">
            <text:p>8.568</text:p>
          </table:table-cell>
          <table:table-cell table:style-name="ce14" table:formula="of:=PRODUCT([.F75];24)" office:value-type="float" office:value="205.632" calcext:value-type="float">
            <text:p>$205.63</text:p>
          </table:table-cell>
          <table:table-cell table:style-name="ce14" table:formula="of:=PRODUCT([.G75];365)" office:value-type="float" office:value="75055.68" calcext:value-type="float">
            <text:p>$75,055.68</text:p>
          </table:table-cell>
          <table:table-cell table:style-name="ce8" office:value-type="float" office:value="17.4" calcext:value-type="float">
            <text:p>17.4</text:p>
          </table:table-cell>
          <table:table-cell table:style-name="ce13" table:formula="of:=PRODUCT([.I75];24)" office:value-type="float" office:value="417.6" calcext:value-type="float">
            <text:p>$417.60</text:p>
          </table:table-cell>
          <table:table-cell table:style-name="ce13" table:formula="of:=PRODUCT([.J75];30)" office:value-type="float" office:value="12528" calcext:value-type="float">
            <text:p>$12,528.00</text:p>
          </table:table-cell>
          <table:table-cell table:style-name="ce13" table:formula="of:=PRODUCT([.J75];365)" office:value-type="float" office:value="152424" calcext:value-type="float">
            <text:p>$152,424.00</text:p>
          </table:table-cell>
        </table:table-row>
        <table:table-row table:style-name="ro2" table:number-rows-repeated="1048500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EBS GP3 Storage" table:style-name="ta2">
        <table:table-column table:style-name="co12" table:default-cell-style-name="ce10"/>
        <table:table-column table:style-name="co13" table:default-cell-style-name="ce19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1" table:number-columns-repeated="16379"/>
        <table:table-row table:style-name="ro2">
          <table:table-cell table:style-name="ce16" office:value-type="string" calcext:value-type="string">
            <text:p>GP3 Size</text:p>
          </table:table-cell>
          <table:table-cell table:style-name="ce16" office:value-type="string" calcext:value-type="string">
            <text:p>Month</text:p>
          </table:table-cell>
          <table:table-cell table:style-name="ce16" office:value-type="string" calcext:value-type="string">
            <text:p>Year</text:p>
          </table:table-cell>
          <table:table-cell table:style-name="ce16" table:number-columns-repeated="16381"/>
        </table:table-row>
        <table:table-row table:style-name="ro2">
          <table:table-cell office:value-type="string" calcext:value-type="string">
            <text:p>50GB</text:p>
          </table:table-cell>
          <table:table-cell table:style-name="ce17" office:value-type="float" office:value="4" calcext:value-type="float">
            <text:p>$4.00 </text:p>
          </table:table-cell>
          <table:table-cell table:style-name="ce20" table:formula="of:=PRODUCT([.B2];12)" office:value-type="float" office:value="48" calcext:value-type="float">
            <text:p>$48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GB</text:p>
          </table:table-cell>
          <table:table-cell table:style-name="ce18" office:value-type="float" office:value="8" calcext:value-type="float">
            <text:p>$8.00</text:p>
          </table:table-cell>
          <table:table-cell table:style-name="ce20" table:formula="of:=PRODUCT([.B3];12)" office:value-type="float" office:value="96" calcext:value-type="float">
            <text:p>$96 </text:p>
          </table:table-cell>
          <table:table-cell table:style-name="ce20"/>
          <table:table-cell/>
        </table:table-row>
        <table:table-row table:style-name="ro2">
          <table:table-cell office:value-type="string" calcext:value-type="string">
            <text:p>250GB</text:p>
          </table:table-cell>
          <table:table-cell table:style-name="ce18" office:value-type="float" office:value="20" calcext:value-type="float">
            <text:p>$20.00</text:p>
          </table:table-cell>
          <table:table-cell table:style-name="ce20" table:formula="of:=PRODUCT([.B4];12)" office:value-type="float" office:value="240" calcext:value-type="float">
            <text:p>$24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0GB</text:p>
          </table:table-cell>
          <table:table-cell table:style-name="ce18" office:value-type="float" office:value="40" calcext:value-type="float">
            <text:p>$40.00</text:p>
          </table:table-cell>
          <table:table-cell table:style-name="ce20" table:formula="of:=PRODUCT([.B5];12)" office:value-type="float" office:value="480" calcext:value-type="float">
            <text:p>$48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50GB</text:p>
          </table:table-cell>
          <table:table-cell table:style-name="ce18" office:value-type="float" office:value="60" calcext:value-type="float">
            <text:p>$60.00</text:p>
          </table:table-cell>
          <table:table-cell table:style-name="ce20" table:formula="of:=PRODUCT([.B6];12)" office:value-type="float" office:value="720" calcext:value-type="float">
            <text:p>$72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 TB</text:p>
          </table:table-cell>
          <table:table-cell table:style-name="ce17" office:value-type="float" office:value="80" calcext:value-type="float">
            <text:p>$80.00 </text:p>
          </table:table-cell>
          <table:table-cell table:style-name="ce20" table:formula="of:=PRODUCT([.B7];12)" office:value-type="float" office:value="960" calcext:value-type="float">
            <text:p>$96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 TB</text:p>
          </table:table-cell>
          <table:table-cell table:style-name="ce17" office:value-type="float" office:value="160" calcext:value-type="float">
            <text:p>$160.00 </text:p>
          </table:table-cell>
          <table:table-cell table:style-name="ce20" table:formula="of:=PRODUCT([.B8];12)" office:value-type="float" office:value="1920" calcext:value-type="float">
            <text:p>$1,92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TB</text:p>
          </table:table-cell>
          <table:table-cell table:style-name="ce17" office:value-type="float" office:value="240" calcext:value-type="float">
            <text:p>$240.00 </text:p>
          </table:table-cell>
          <table:table-cell table:style-name="ce20" table:formula="of:=PRODUCT([.B9];12)" office:value-type="float" office:value="2880" calcext:value-type="float">
            <text:p>$2,88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 TB</text:p>
          </table:table-cell>
          <table:table-cell table:style-name="ce17" office:value-type="float" office:value="320" calcext:value-type="float">
            <text:p>$320.00 </text:p>
          </table:table-cell>
          <table:table-cell table:style-name="ce20" table:formula="of:=PRODUCT([.B10];12)" office:value-type="float" office:value="3840" calcext:value-type="float">
            <text:p>$3,84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 TB</text:p>
          </table:table-cell>
          <table:table-cell table:style-name="ce17" office:value-type="float" office:value="400" calcext:value-type="float">
            <text:p>$400.00 </text:p>
          </table:table-cell>
          <table:table-cell table:style-name="ce20" table:formula="of:=PRODUCT([.B11];12)" office:value-type="float" office:value="4800" calcext:value-type="float">
            <text:p>$4,800 </text:p>
          </table:table-cell>
          <table:table-cell table:number-columns-repeated="2"/>
        </table:table-row>
        <table:table-row table:style-name="ro2" table:number-rows-repeated="10485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EBS GP3 Performance" table:style-name="ta3">
        <table:table-column table:style-name="co8" table:default-cell-style-name="ce10"/>
        <table:table-column table:style-name="co11" table:number-columns-repeated="16383" table:default-cell-style-name="Default"/>
        <table:table-row table:style-name="ro2">
          <table:table-cell office:value-type="string" calcext:value-type="string">
            <text:p>IOPS/MBs</text:p>
          </table:table-cell>
          <table:table-cell table:style-name="ce10" office:value-type="string" calcext:value-type="string">
            <text:p>Monthly</text:p>
          </table:table-cell>
          <table:table-cell table:style-name="ce10" office:value-type="string" calcext:value-type="string">
            <text:p>Yearl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3000/12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5000/25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80" calcext:value-type="float">
            <text:p>18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7000/50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20" calcext:value-type="float">
            <text:p>42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9000/75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660" calcext:value-type="float">
            <text:p>66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2000/100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960" calcext:value-type="float">
            <text:p>960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16000/100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00" calcext:value-type="float">
            <text:p>1200</text:p>
          </table:table-cell>
          <table:table-cell table:number-columns-repeated="16381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Per Disk</text:p>
          </table:table-cell>
          <table:table-cell table:number-columns-repeated="16383"/>
        </table:table-row>
        <table:table-row table:style-name="ro2" table:number-rows-repeated="104856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Table1" table:target-range-address="'EC2 Costs'.A1:'EC2 Costs'.K3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text>$</number:text>
      <number:number number:decimal-places="2" number:min-decimal-places="2" number:min-integer-digits="1" number:grouping="true"/>
    </number:number-style>
    <number:number-style style:name="N15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5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BS_20_GP3_20_Storage" style:display-name="PageStyle_EBS GP3 Storag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BS_20_GP3_20_Performance" style:display-name="PageStyle_EBS GP3 Performanc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C2_20_Costs" style:display-name="PageStyle_EC2 Cos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12-08T14:54:33</meta:creation-date>
    <meta:initial-creator>Mike Petersen</meta:initial-creator>
    <dc:language>en-US</dc:language>
    <dc:date>2024-08-19T09:08:22</dc:date>
    <meta:editing-cycles>1</meta:editing-cycles>
    <meta:editing-duration>PT15M</meta:editing-duration>
    <meta:generator>LibreOffice/25.2.4.3$Windows_X86_64 LibreOffice_project/33e196637044ead23f5c3226cde09b47731f7e27</meta:generator>
    <meta:document-statistic meta:table-count="3" meta:cell-count="953" meta:object-count="0"/>
    <meta:user-defined meta:name="AppVersion">15.0000</meta:user-defined>
  </office:meta>
</office:document-meta>
</file>